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Tahoma1"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1" style:family="table" style:master-page-name="Standard">
      <style:table-properties style:width="12.9896in" fo:margin-left="-0.0833in" style:page-number="0" table:align="left" style:writing-mode="lr-tb"/>
    </style:style>
    <style:style style:name="Table1.A" style:family="table-column">
      <style:table-column-properties style:column-width="12.9896in"/>
    </style:style>
    <style:style style:name="Table1.1" style:family="table-row">
      <style:table-row-properties style:keep-together="true"/>
    </style:style>
    <style:style style:name="Table1.A1" style:family="table-cell">
      <style:table-cell-properties style:vertical-align="top" fo:background-color="#ffffcc" fo:padding="0.0729in" fo:border="none" style:writing-mode="lr-tb">
        <style:background-image/>
      </style:table-cell-properties>
    </style:style>
    <style:style style:name="Table1.A2" style:family="table-cell">
      <style:table-cell-properties style:vertical-align="top" fo:background-color="#ffff99" fo:padding="0.0729in" fo:border="none" style:writing-mode="lr-tb">
        <style:background-image/>
      </style:table-cell-properties>
    </style:style>
    <style:style style:name="Table2" style:family="table">
      <style:table-properties style:width="9.0104in" fo:margin-left="-0.0521in" table:align="left" style:writing-mode="lr-tb"/>
    </style:style>
    <style:style style:name="Table2.A" style:family="table-column">
      <style:table-column-properties style:column-width="2.8979in"/>
    </style:style>
    <style:style style:name="Table2.B" style:family="table-column">
      <style:table-column-properties style:column-width="6.1125in"/>
    </style:style>
    <style:style style:name="Table2.1" style:family="table-row">
      <style:table-row-properties style:keep-together="true"/>
    </style:style>
    <style:style style:name="Table2.A1" style:family="table-cell">
      <style:table-cell-properties style:vertical-align="top" fo:background-color="#ffff99" style:border-line-width-left="0.0007in 0.0347in 0.0007in" style:border-line-width-top="0.0007in 0.0347in 0.0007in" style:border-line-width-bottom="0.0007in 0.0347in 0.0007in" fo:padding="0.0208in" fo:border-left="0.0361in double #c0c0c0" fo:border-right="none" fo:border-top="0.0361in double #c0c0c0" fo:border-bottom="0.0361in double #c0c0c0" style:writing-mode="lr-tb">
        <style:background-image/>
      </style:table-cell-properties>
    </style:style>
    <style:style style:name="Table2.B1" style:family="table-cell">
      <style:table-cell-properties style:vertical-align="top" fo:background-color="#ffff99" style:border-line-width="0.0007in 0.0347in 0.0007in" fo:padding="0.0208in" fo:border="0.0361in double #c0c0c0" style:writing-mode="lr-tb">
        <style:background-image/>
      </style:table-cell-properties>
    </style:style>
    <style:style style:name="Table2.A2" style:family="table-cell">
      <style:table-cell-properties style:vertical-align="top" fo:background-color="#ffffff" style:border-line-width-left="0.0007in 0.0347in 0.0007in" style:border-line-width-bottom="0.0007in 0.0347in 0.0007in" fo:padding="0.0208in" fo:border-left="0.0361in double #c0c0c0" fo:border-right="none" fo:border-top="none" fo:border-bottom="0.0361in double #c0c0c0" style:writing-mode="lr-tb">
        <style:background-image/>
      </style:table-cell-properties>
    </style:style>
    <style:style style:name="Table2.B2" style:family="table-cell">
      <style:table-cell-properties style:vertical-align="top" fo:background-color="#ffffff" style:border-line-width-left="0.0007in 0.0347in 0.0007in" style:border-line-width-right="0.0007in 0.0347in 0.0007in" style:border-line-width-bottom="0.0007in 0.0347in 0.0007in" fo:padding="0.0208in" fo:border-left="0.0361in double #c0c0c0" fo:border-right="0.0361in double #c0c0c0" fo:border-top="none" fo:border-bottom="0.0361in double #c0c0c0" style:writing-mode="lr-tb">
        <style:background-image/>
      </style:table-cell-properties>
    </style:style>
    <style:style style:name="P1" style:family="paragraph" style:parent-style-name="Heading_20_1">
      <style:paragraph-properties fo:margin-top="0in" fo:margin-bottom="0in" style:snap-to-layout-grid="false"/>
      <style:text-properties style:font-name="Arial" fo:font-size="13.5pt" style:font-size-asian="13.5pt" style:font-name-complex="Arial" style:font-size-complex="13.5pt"/>
    </style:style>
    <style:style style:name="P2" style:family="paragraph" style:parent-style-name="Normal_20__28_Web_29_">
      <style:paragraph-properties fo:margin-top="0in" fo:margin-bottom="0in" style:snap-to-layout-grid="false"/>
      <style:text-properties style:font-name="Arial" fo:font-size="13.5pt" fo:font-weight="bold" style:font-size-asian="13.5pt" style:font-weight-asian="bold" style:font-name-complex="Arial" style:font-size-complex="13.5pt" style:font-weight-complex="bold"/>
    </style:style>
    <style:style style:name="P3" style:family="paragraph" style:parent-style-name="Heading_20_3">
      <style:text-properties style:font-name="Arial" style:font-name-complex="Arial"/>
    </style:style>
    <style:style style:name="P4" style:family="paragraph" style:parent-style-name="Standard">
      <style:text-properties fo:color="#ff0000" style:font-name="Comic Sans MS" fo:font-size="18pt" style:font-size-asian="18pt" style:font-size-complex="18pt"/>
    </style:style>
    <style:style style:name="P5" style:family="paragraph" style:parent-style-name="Normal_20__28_Web_29_">
      <style:paragraph-properties fo:margin-left="0.5in" fo:margin-right="0in" fo:text-indent="0in" style:auto-text-indent="false"/>
    </style:style>
    <style:style style:name="P6" style:family="paragraph" style:parent-style-name="Standard">
      <style:text-properties fo:color="#0000ff" style:font-name="Arial" fo:font-size="13.5pt" style:font-size-asian="13.5pt" style:font-name-complex="Arial" style:font-size-complex="13.5pt"/>
    </style:style>
    <style:style style:name="P7" style:family="paragraph" style:parent-style-name="Standard">
      <style:text-properties style:font-name="Arial" fo:font-size="13.5pt" style:font-size-asian="13.5pt" style:font-name-complex="Arial" style:font-size-complex="13.5pt"/>
    </style:style>
    <style:style style:name="P8" style:family="paragraph" style:parent-style-name="Normal_20__28_Web_29_" style:list-style-name="WW8Num5">
      <style:paragraph-properties fo:margin-top="0.1945in" fo:margin-bottom="0in"/>
    </style:style>
    <style:style style:name="P9" style:family="paragraph" style:parent-style-name="Normal_20__28_Web_29_" style:list-style-name="WW8Num5">
      <style:paragraph-properties fo:margin-top="0in" fo:margin-bottom="0in"/>
    </style:style>
    <style:style style:name="P10" style:family="paragraph" style:parent-style-name="Normal_20__28_Web_29_" style:list-style-name="WW8Num5">
      <style:paragraph-properties fo:margin-top="0in" fo:margin-bottom="0.1945in"/>
    </style:style>
    <style:style style:name="P11" style:family="paragraph" style:parent-style-name="Standard">
      <style:text-properties fo:color="#ff0000" style:font-name="Arial" fo:font-size="13.5pt" style:font-size-asian="13.5pt" style:font-name-complex="Arial" style:font-size-complex="13.5pt"/>
    </style:style>
    <style:style style:name="P12" style:family="paragraph" style:parent-style-name="Normal_20__28_Web_29_" style:list-style-name="WW8Num14">
      <style:paragraph-properties fo:margin-top="0.1945in" fo:margin-bottom="0in"/>
    </style:style>
    <style:style style:name="P13" style:family="paragraph" style:parent-style-name="Normal_20__28_Web_29_" style:list-style-name="WW8Num14">
      <style:paragraph-properties fo:margin-top="0in" fo:margin-bottom="0.1945in"/>
    </style:style>
    <style:style style:name="P14" style:family="paragraph" style:parent-style-name="Normal_20__28_Web_29_" style:list-style-name="WW8Num14">
      <style:paragraph-properties fo:margin-left="0in" fo:margin-right="0in" fo:margin-top="0.1945in" fo:margin-bottom="0.1665in" fo:text-indent="0in" style:auto-text-indent="false"/>
    </style:style>
    <style:style style:name="P15" style:family="paragraph" style:parent-style-name="Standard" style:list-style-name="WW8Num1">
      <style:paragraph-properties fo:margin-top="0in" fo:margin-bottom="0in"/>
    </style:style>
    <style:style style:name="P16" style:family="paragraph" style:parent-style-name="Normal_20__28_Web_29_" style:list-style-name="WW8Num1">
      <style:paragraph-properties fo:margin-top="0in" fo:margin-bottom="0.1945in"/>
      <style:text-properties style:font-name="Arial" fo:font-size="13.5pt" style:font-size-asian="13.5pt" style:font-name-complex="Arial" style:font-size-complex="13.5pt"/>
    </style:style>
    <style:style style:name="P17" style:family="paragraph" style:parent-style-name="Standard" style:list-style-name="WW8Num33">
      <style:paragraph-properties fo:margin-top="0.1945in" fo:margin-bottom="0in"/>
    </style:style>
    <style:style style:name="P18" style:family="paragraph" style:parent-style-name="Standard" style:list-style-name="WW8Num33">
      <style:paragraph-properties fo:margin-top="0in" fo:margin-bottom="0in"/>
    </style:style>
    <style:style style:name="P19" style:family="paragraph" style:parent-style-name="Normal_20__28_Web_29_" style:list-style-name="WW8Num33">
      <style:paragraph-properties fo:margin-top="0in" fo:margin-bottom="0.1945in"/>
    </style:style>
    <style:style style:name="P20" style:family="paragraph" style:parent-style-name="Normal_20__28_Web_29_">
      <style:paragraph-properties fo:margin-top="0in" fo:margin-bottom="0in" style:snap-to-layout-grid="false"/>
      <style:text-properties style:font-name="Arial" fo:font-size="13.5pt" style:font-size-asian="13.5pt" style:font-name-complex="Arial" style:font-size-complex="13.5pt"/>
    </style:style>
    <style:style style:name="P21" style:family="paragraph" style:parent-style-name="Standard">
      <style:paragraph-properties style:snap-to-layout-grid="false"/>
      <style:text-properties style:font-name="Arial" fo:font-size="13.5pt" style:font-size-asian="13.5pt" style:font-name-complex="Arial" style:font-size-complex="13.5pt"/>
    </style:style>
    <style:style style:name="P22" style:family="paragraph" style:parent-style-name="Standard" style:list-style-name="WW8Num10">
      <style:paragraph-properties fo:margin-top="0.1945in" fo:margin-bottom="0.1945in"/>
      <style:text-properties style:font-name="Arial" fo:font-size="13.5pt" fo:font-style="italic" style:font-size-asian="13.5pt" style:font-style-asian="italic" style:font-name-complex="Arial" style:font-size-complex="13.5pt" style:font-style-complex="italic"/>
    </style:style>
    <style:style style:name="P23" style:family="paragraph" style:parent-style-name="Standard" style:list-style-name="WW8Num10">
      <style:paragraph-properties fo:margin-top="0.1945in" fo:margin-bottom="0in"/>
      <style:text-properties style:font-name="Arial" fo:font-size="13.5pt" fo:font-style="italic" style:font-size-asian="13.5pt" style:font-style-asian="italic" style:font-name-complex="Arial" style:font-size-complex="13.5pt" style:font-style-complex="italic"/>
    </style:style>
    <style:style style:name="P24" style:family="paragraph" style:parent-style-name="Standard" style:list-style-name="WW8Num13">
      <style:paragraph-properties fo:margin-top="0.1945in" fo:margin-bottom="0.1945in"/>
      <style:text-properties style:font-name="Arial" fo:font-size="13.5pt" style:font-size-asian="13.5pt" style:font-name-complex="Arial" style:font-size-complex="13.5pt"/>
    </style:style>
    <style:style style:name="P25" style:family="paragraph" style:parent-style-name="Standard" style:list-style-name="WW8Num13">
      <style:paragraph-properties fo:margin-top="0.1945in" fo:margin-bottom="0in"/>
      <style:text-properties style:font-name="Arial" fo:font-size="13.5pt" style:font-size-asian="13.5pt" style:font-name-complex="Arial" style:font-size-complex="13.5pt"/>
    </style:style>
    <style:style style:name="P26" style:family="paragraph" style:parent-style-name="Standard" style:list-style-name="WW8Num16">
      <style:paragraph-properties fo:margin-top="0.1945in" fo:margin-bottom="0.1945in"/>
    </style:style>
    <style:style style:name="P27" style:family="paragraph" style:parent-style-name="Standard" style:list-style-name="WW8Num16">
      <style:paragraph-properties fo:margin-top="0.1945in" fo:margin-bottom="0in"/>
    </style:style>
    <style:style style:name="P28" style:family="paragraph" style:parent-style-name="Standard" style:list-style-name="WW8Num39">
      <style:paragraph-properties fo:margin-top="0.1945in" fo:margin-bottom="0.1945in"/>
      <style:text-properties style:font-name="Arial" fo:font-size="13.5pt" style:font-size-asian="13.5pt" style:font-name-complex="Arial" style:font-size-complex="13.5pt"/>
    </style:style>
    <style:style style:name="P29" style:family="paragraph" style:parent-style-name="Standard" style:list-style-name="WW8Num39">
      <style:paragraph-properties fo:margin-top="0.1945in" fo:margin-bottom="0in"/>
      <style:text-properties style:font-name="Arial" fo:font-size="13.5pt" style:font-size-asian="13.5pt" style:font-name-complex="Arial" style:font-size-complex="13.5pt"/>
    </style:style>
    <style:style style:name="P30" style:family="paragraph" style:parent-style-name="Normal_20__28_Web_29_" style:list-style-name="WW8Num32">
      <style:paragraph-properties fo:margin-top="0.1945in" fo:margin-bottom="0in"/>
    </style:style>
    <style:style style:name="P31" style:family="paragraph" style:parent-style-name="Normal_20__28_Web_29_" style:list-style-name="WW8Num32">
      <style:paragraph-properties fo:margin-top="0in" fo:margin-bottom="0in"/>
    </style:style>
    <style:style style:name="P32" style:family="paragraph" style:parent-style-name="Normal_20__28_Web_29_" style:list-style-name="WW8Num32">
      <style:paragraph-properties fo:margin-top="0in" fo:margin-bottom="0in"/>
      <style:text-properties style:font-name="Arial" fo:font-size="13.5pt" style:font-size-asian="13.5pt" style:font-name-complex="Arial" style:font-size-complex="13.5pt"/>
    </style:style>
    <style:style style:name="P33" style:family="paragraph" style:parent-style-name="Normal_20__28_Web_29_" style:list-style-name="WW8Num32">
      <style:paragraph-properties fo:margin-top="0in" fo:margin-bottom="0.1945in"/>
    </style:style>
    <style:style style:name="P34" style:family="paragraph" style:parent-style-name="Standard">
      <style:paragraph-properties fo:margin-top="0in" fo:margin-bottom="0.1665in"/>
    </style:style>
    <style:style style:name="P35" style:family="paragraph" style:parent-style-name="Normal_20__28_Web_29_" style:list-style-name="WW8Num8">
      <style:paragraph-properties fo:margin-top="0.1945in" fo:margin-bottom="0in"/>
      <style:text-properties style:font-name="Arial" fo:font-size="13.5pt" style:font-size-asian="13.5pt" style:font-name-complex="Arial" style:font-size-complex="13.5pt"/>
    </style:style>
    <style:style style:name="P36" style:family="paragraph" style:parent-style-name="Normal_20__28_Web_29_" style:list-style-name="WW8Num8">
      <style:paragraph-properties fo:margin-top="0in" fo:margin-bottom="0in"/>
      <style:text-properties style:font-name="Arial" fo:font-size="13.5pt" style:font-size-asian="13.5pt" style:font-name-complex="Arial" style:font-size-complex="13.5pt"/>
    </style:style>
    <style:style style:name="P37" style:family="paragraph" style:parent-style-name="Normal_20__28_Web_29_" style:list-style-name="WW8Num8">
      <style:paragraph-properties fo:margin-top="0in" fo:margin-bottom="0.1945in"/>
      <style:text-properties style:font-name="Arial" fo:font-size="13.5pt" style:font-size-asian="13.5pt" style:font-name-complex="Arial" style:font-size-complex="13.5pt"/>
    </style:style>
    <style:style style:name="P38" style:family="paragraph" style:parent-style-name="Standard">
      <style:text-properties fo:color="#000080" style:font-name="Arial" fo:font-size="13.5pt" fo:font-weight="bold" style:font-size-asian="13.5pt" style:font-weight-asian="bold" style:font-name-complex="Arial" style:font-size-complex="13.5pt" style:font-weight-complex="bold"/>
    </style:style>
    <style:style style:name="P39" style:family="paragraph" style:parent-style-name="Standard" style:list-style-name="WW8Num26">
      <style:paragraph-properties fo:margin-top="0.1945in" fo:margin-bottom="0in"/>
    </style:style>
    <style:style style:name="P40" style:family="paragraph" style:parent-style-name="Standard" style:list-style-name="WW8Num26">
      <style:paragraph-properties fo:margin-top="0in" fo:margin-bottom="0in"/>
    </style:style>
    <style:style style:name="P41" style:family="paragraph" style:parent-style-name="Normal_20__28_Web_29_" style:list-style-name="WW8Num26">
      <style:paragraph-properties fo:margin-top="0in" fo:margin-bottom="0.1945in"/>
      <style:text-properties style:font-name="Arial" fo:font-size="13.5pt" style:font-size-asian="13.5pt" style:font-name-complex="Arial" style:font-size-complex="13.5pt"/>
    </style:style>
    <style:style style:name="P42" style:family="paragraph" style:parent-style-name="Text_20_body" style:list-style-name="WW8Num2"/>
    <style:style style:name="P43" style:family="paragraph" style:parent-style-name="Text_20_body" style:list-style-name="WW8Num36"/>
    <style:style style:name="P44" style:family="paragraph" style:parent-style-name="Text_20_body">
      <style:text-properties style:font-name="Arial" fo:font-size="14pt" style:font-size-asian="14pt" style:font-size-complex="14pt"/>
    </style:style>
    <style:style style:name="P45" style:family="paragraph" style:parent-style-name="Text_20_body" style:list-style-name="WW8Num25">
      <style:text-properties style:font-name="Arial" fo:font-size="14pt" style:font-size-asian="14pt" style:font-size-complex="14pt"/>
    </style:style>
    <style:style style:name="P46" style:family="paragraph" style:parent-style-name="Text_20_body" style:list-style-name="WW8Num22">
      <style:paragraph-properties fo:margin-left="0.5in" fo:margin-right="0in" fo:text-indent="0in" style:auto-text-indent="false"/>
      <style:text-properties style:font-name="Arial" fo:font-size="14pt" style:font-size-asian="14pt" style:font-size-complex="14pt"/>
    </style:style>
    <style:style style:name="P47" style:family="paragraph" style:parent-style-name="Text_20_body" style:list-style-name="WW8Num37">
      <style:text-properties style:font-name="Arial" fo:font-size="14pt" style:font-size-asian="14pt" style:font-size-complex="14pt"/>
    </style:style>
    <style:style style:name="P48" style:family="paragraph" style:parent-style-name="Text_20_body" style:list-style-name="WW8Num6">
      <style:paragraph-properties fo:margin-left="0.5in" fo:margin-right="0in" fo:text-indent="0in" style:auto-text-indent="false"/>
      <style:text-properties style:font-name="Arial" fo:font-size="14pt" style:font-size-asian="14pt" style:font-size-complex="14pt"/>
    </style:style>
    <style:style style:name="P49" style:family="paragraph" style:parent-style-name="Standard">
      <style:text-properties fo:color="#dc2300" style:font-name="Arial" fo:font-size="13.5pt" style:font-size-asian="13.5pt" style:font-name-complex="Arial" style:font-size-complex="13.5pt"/>
    </style:style>
    <style:style style:name="P50" style:family="paragraph" style:parent-style-name="Standard" style:list-style-name="WW8Num40">
      <style:paragraph-properties fo:margin-top="0.1945in" fo:margin-bottom="0in"/>
      <style:text-properties style:font-name="Arial" fo:font-size="13.5pt" style:font-size-asian="13.5pt" style:font-name-complex="Arial" style:font-size-complex="13.5pt"/>
    </style:style>
    <style:style style:name="P51" style:family="paragraph" style:parent-style-name="Normal_20__28_Web_29_" style:list-style-name="WW8Num40">
      <style:paragraph-properties fo:margin-top="0in" fo:margin-bottom="0.1945in"/>
    </style:style>
    <style:style style:name="P52" style:family="paragraph" style:parent-style-name="Standard" style:list-style-name="L2">
      <style:paragraph-properties fo:margin-left="0.5in" fo:margin-right="0in" fo:margin-top="0in" fo:margin-bottom="0in" fo:text-indent="0in" style:auto-text-indent="false"/>
    </style:style>
    <style:style style:name="P53" style:family="paragraph" style:parent-style-name="Normal_20__28_Web_29_" style:list-style-name="L2">
      <style:paragraph-properties fo:margin-left="0.5in" fo:margin-right="0in" fo:margin-top="0in" fo:margin-bottom="0.1945in" fo:text-indent="0in" style:auto-text-indent="false"/>
      <style:text-properties fo:color="#dc2300" style:font-name="Arial" fo:font-size="13.5pt" style:font-size-asian="13.5pt" style:font-name-complex="Arial" style:font-size-complex="13.5pt"/>
    </style:style>
    <style:style style:name="P54" style:family="paragraph" style:parent-style-name="Normal_20__28_Web_29_" style:list-style-name="WW8Num19">
      <style:paragraph-properties fo:margin-top="0in" fo:margin-bottom="0.1945in"/>
      <style:text-properties style:font-name="Arial" fo:font-size="13.5pt" fo:font-weight="bold" style:font-size-asian="13.5pt" style:font-weight-asian="bold" style:font-name-complex="Arial" style:font-size-complex="13.5pt" style:font-weight-complex="bold"/>
    </style:style>
    <style:style style:name="P55" style:family="paragraph" style:parent-style-name="Normal_20__28_Web_29_" style:list-style-name="WW8Num9">
      <style:paragraph-properties fo:margin-top="0.1945in" fo:margin-bottom="0.1945in"/>
    </style:style>
    <style:style style:name="P56" style:family="paragraph" style:parent-style-name="Normal_20__28_Web_29_" style:list-style-name="WW8Num29">
      <style:paragraph-properties fo:margin-top="0.1945in" fo:margin-bottom="0.1945in"/>
    </style:style>
    <style:style style:name="P57" style:family="paragraph" style:parent-style-name="Text_20_body">
      <style:text-properties fo:font-size="18pt" style:font-size-asian="18pt" style:font-size-complex="18pt"/>
    </style:style>
    <style:style style:name="P58" style:family="paragraph" style:parent-style-name="Text_20_body" style:list-style-name="L3"/>
    <style:style style:name="P59" style:family="paragraph" style:parent-style-name="Normal_20__28_Web_29_">
      <style:paragraph-properties fo:margin-left="0in" fo:margin-right="0in" fo:text-indent="0in" style:auto-text-indent="false"/>
      <style:text-properties fo:font-size="18pt" style:font-size-asian="18pt" style:font-size-complex="18pt"/>
    </style:style>
    <style:style style:name="P60" style:family="paragraph" style:parent-style-name="Normal_20__28_Web_29_">
      <style:paragraph-properties fo:margin-left="0in" fo:margin-right="0in" fo:text-indent="0in" style:auto-text-indent="false"/>
      <style:text-properties fo:color="#0000ff" fo:font-size="18pt" style:font-size-asian="18pt" style:font-size-complex="18pt"/>
    </style:style>
    <style:style style:name="P61" style:family="paragraph" style:parent-style-name="Normal_20__28_Web_29_" style:list-style-name="WW8Num31">
      <style:paragraph-properties fo:margin-top="0.1945in" fo:margin-bottom="0in"/>
      <style:text-properties fo:font-size="18pt" style:font-size-asian="18pt" style:font-size-complex="18pt"/>
    </style:style>
    <style:style style:name="P62" style:family="paragraph" style:parent-style-name="Normal_20__28_Web_29_" style:list-style-name="WW8Num31">
      <style:paragraph-properties fo:margin-top="0in" fo:margin-bottom="0in"/>
      <style:text-properties fo:font-size="18pt" style:font-size-asian="18pt" style:font-size-complex="18pt"/>
    </style:style>
    <style:style style:name="P63" style:family="paragraph" style:parent-style-name="Normal_20__28_Web_29_" style:list-style-name="WW8Num31">
      <style:paragraph-properties fo:margin-top="0in" fo:margin-bottom="0.1945in"/>
      <style:text-properties fo:font-size="18pt" style:font-size-asian="18pt" style:font-size-complex="18pt"/>
    </style:style>
    <style:style style:name="P64" style:family="paragraph" style:parent-style-name="Standard" style:list-style-name="L4">
      <style:paragraph-properties fo:margin-top="0.1945in" fo:margin-bottom="0in"/>
      <style:text-properties style:font-name="Arial" fo:font-size="13.5pt" style:font-size-asian="13.5pt" style:font-name-complex="Arial" style:font-size-complex="13.5pt"/>
    </style:style>
    <style:style style:name="P65" style:family="paragraph" style:parent-style-name="Normal_20__28_Web_29_" style:list-style-name="L4">
      <style:paragraph-properties fo:margin-top="0in" fo:margin-bottom="0.1945in"/>
      <style:text-properties style:font-name="Arial" fo:font-size="13.5pt" style:font-size-asian="13.5pt" style:font-name-complex="Arial" style:font-size-complex="13.5pt"/>
    </style:style>
    <style:style style:name="P66" style:family="paragraph" style:parent-style-name="Standard" style:list-style-name="L5">
      <style:paragraph-properties fo:margin-top="0in" fo:margin-bottom="0in"/>
    </style:style>
    <style:style style:name="P67" style:family="paragraph" style:parent-style-name="Standard" style:list-style-name="L5">
      <style:paragraph-properties fo:margin-left="0.5in" fo:margin-right="0in" fo:margin-top="0in" fo:margin-bottom="0in" fo:text-indent="0in" style:auto-text-indent="false"/>
      <style:text-properties style:font-name="Arial" fo:font-size="13.5pt" style:font-size-asian="13.5pt" style:font-name-complex="Arial" style:font-size-complex="13.5pt"/>
    </style:style>
    <style:style style:name="P68" style:family="paragraph" style:parent-style-name="Standard" style:list-style-name="L5">
      <style:paragraph-properties fo:margin-top="0in" fo:margin-bottom="0in"/>
      <style:text-properties style:font-name="Arial" fo:font-size="13.5pt" style:font-size-asian="13.5pt" style:font-name-complex="Arial" style:font-size-complex="13.5pt"/>
    </style:style>
    <style:style style:name="P69" style:family="paragraph" style:parent-style-name="Standard">
      <style:paragraph-properties fo:margin-top="0in" fo:margin-bottom="0in"/>
      <style:text-properties style:font-name="Arial" fo:font-size="13.5pt" style:font-size-asian="13.5pt" style:font-name-complex="Arial" style:font-size-complex="13.5pt"/>
    </style:style>
    <style:style style:name="P70" style:family="paragraph" style:parent-style-name="Normal_20__28_Web_29_" style:list-style-name="L5">
      <style:paragraph-properties fo:margin-left="-0.5in" fo:margin-right="0in" fo:margin-top="0in" fo:margin-bottom="0in" fo:text-indent="0in" style:auto-text-indent="false"/>
      <style:text-properties fo:color="#0000ff" style:font-name="Arial" fo:font-size="13.5pt" style:font-size-asian="13.5pt" style:font-name-complex="Arial" style:font-size-complex="13.5pt"/>
    </style:style>
    <style:style style:name="P71" style:family="paragraph" style:parent-style-name="Standard" style:list-style-name="WW8Num18">
      <style:text-properties style:font-name="Arial" fo:font-size="13.5pt" style:font-size-asian="13.5pt" style:font-name-complex="Arial" style:font-size-complex="13.5pt"/>
    </style:style>
    <style:style style:name="P72" style:family="paragraph" style:parent-style-name="Standard" style:list-style-name="L6">
      <style:paragraph-properties fo:margin-left="0.5in" fo:margin-right="0in" fo:text-indent="0in" style:auto-text-indent="false"/>
      <style:text-properties style:font-name="Arial" fo:font-size="13.5pt" style:font-size-asian="13.5pt" style:font-name-complex="Arial" style:font-size-complex="13.5pt"/>
    </style:style>
    <style:style style:name="P73" style:family="paragraph" style:parent-style-name="Standard" style:list-style-name="L7">
      <style:paragraph-properties fo:margin-left="0.5in" fo:margin-right="0in" fo:text-indent="0in" style:auto-text-indent="false"/>
      <style:text-properties style:font-name="Arial" fo:font-size="13.5pt" style:font-size-asian="13.5pt" style:font-name-complex="Arial" style:font-size-complex="13.5pt"/>
    </style:style>
    <style:style style:name="P74" style:family="paragraph" style:parent-style-name="Standard" style:list-style-name="L8">
      <style:paragraph-properties fo:margin-left="0.5in" fo:margin-right="0in" fo:text-indent="0in" style:auto-text-indent="false"/>
      <style:text-properties style:font-name="Arial" fo:font-size="13.5pt" style:font-size-asian="13.5pt" style:font-name-complex="Arial" style:font-size-complex="13.5pt"/>
    </style:style>
    <style:style style:name="P75" style:family="paragraph" style:parent-style-name="Standard">
      <style:text-properties style:font-name="Arial" fo:font-size="14pt" style:font-size-asian="14pt" style:font-name-complex="Arial" style:font-size-complex="14pt"/>
    </style:style>
    <style:style style:name="P76" style:family="paragraph" style:parent-style-name="Standard" style:list-style-name="L9">
      <style:text-properties style:font-name="Arial" fo:font-size="14pt" style:font-size-asian="14pt" style:font-size-complex="14pt"/>
    </style:style>
    <style:style style:name="P77" style:family="paragraph" style:parent-style-name="Standard" style:list-style-name="L10">
      <style:paragraph-properties fo:margin-left="0in" fo:margin-right="0in" fo:text-indent="0in" style:auto-text-indent="false"/>
      <style:text-properties style:font-name="Arial" fo:font-size="13.5pt" style:font-size-asian="13.5pt" style:font-name-complex="Arial" style:font-size-complex="13.5pt"/>
    </style:style>
    <style:style style:name="P78" style:family="paragraph" style:parent-style-name="Standard">
      <style:text-properties style:font-name="Arial" fo:font-size="13.5pt" fo:font-weight="bold" style:font-size-asian="13.5pt" style:font-weight-asian="bold" style:font-name-complex="Arial" style:font-size-complex="13.5pt" style:font-weight-complex="bold"/>
    </style:style>
    <style:style style:name="P79" style:family="paragraph" style:parent-style-name="Standard">
      <style:text-properties fo:color="#000080" style:font-name="Comic Sans MS" fo:font-size="16pt" fo:font-weight="bold" style:font-size-asian="16pt" style:font-weight-asian="bold" style:font-name-complex="Arial" style:font-size-complex="16pt" style:font-weight-complex="bold"/>
    </style:style>
    <style:style style:name="P80" style:family="paragraph" style:parent-style-name="Standard">
      <style:text-properties style:font-name="Arial" fo:font-size="14pt" style:font-size-asian="14pt" style:font-size-complex="14pt"/>
    </style:style>
    <style:style style:name="P81" style:family="paragraph" style:parent-style-name="Standard">
      <style:text-properties fo:color="#0000ff" style:font-name="Arial" fo:font-size="14pt" style:font-size-asian="14pt" style:font-size-complex="14pt"/>
    </style:style>
    <style:style style:name="P82" style:family="paragraph" style:parent-style-name="Standard" style:list-style-name="L11">
      <style:text-properties fo:color="#0000ff" style:font-name="Arial" fo:font-size="14pt" style:font-size-asian="14pt" style:font-size-complex="14pt"/>
    </style:style>
    <style:style style:name="P83" style:family="paragraph" style:parent-style-name="Standard" style:list-style-name="L11">
      <style:paragraph-properties fo:text-align="start" style:justify-single-word="false"/>
      <style:text-properties style:use-window-font-color="true" style:font-name="Arial" fo:font-size="14pt" style:font-size-asian="14pt" style:font-size-complex="14pt"/>
    </style:style>
    <style:style style:name="P84" style:family="paragraph" style:parent-style-name="Standard">
      <style:text-properties style:font-name="Arial" fo:font-size="14pt" fo:language="en" fo:country="IE" style:font-size-asian="14pt" style:font-size-complex="14pt"/>
    </style:style>
    <style:style style:name="P85" style:family="paragraph" style:parent-style-name="Standard">
      <style:paragraph-properties fo:text-align="start" style:justify-single-word="false"/>
      <style:text-properties fo:color="#0000ff" style:font-name="Arial" fo:font-size="13.5pt" fo:language="en" fo:country="IE" style:font-size-asian="13.5pt" style:font-name-complex="Arial" style:font-size-complex="13.5pt"/>
    </style:style>
    <style:style style:name="P86" style:family="paragraph" style:parent-style-name="Standard" style:list-style-name="L12">
      <style:paragraph-properties fo:text-align="start" style:justify-single-word="false"/>
      <style:text-properties style:font-name="Arial" fo:font-size="13.5pt" fo:language="en" fo:country="IE" style:font-size-asian="13.5pt" style:font-name-complex="Arial" style:font-size-complex="13.5pt"/>
    </style:style>
    <style:style style:name="P87" style:family="paragraph" style:parent-style-name="Standard" style:list-style-name="L13">
      <style:paragraph-properties fo:margin-left="0.5in" fo:margin-right="0in" fo:text-align="start" style:justify-single-word="false" fo:text-indent="0in" style:auto-text-indent="false"/>
      <style:text-properties style:font-name="Arial" fo:font-size="13.5pt" fo:language="en" fo:country="IE" style:font-size-asian="13.5pt" style:font-name-complex="Arial" style:font-size-complex="13.5pt"/>
    </style:style>
    <style:style style:name="P88" style:family="paragraph" style:parent-style-name="Standard" style:list-style-name="L14">
      <style:paragraph-properties fo:margin-left="0.5in" fo:margin-right="0in" fo:text-align="start" style:justify-single-word="false" fo:text-indent="0in" style:auto-text-indent="false"/>
      <style:text-properties style:font-name="Arial" fo:font-size="13.5pt" fo:language="en" fo:country="IE" style:font-size-asian="13.5pt" style:font-name-complex="Arial" style:font-size-complex="13.5pt"/>
    </style:style>
    <style:style style:name="P89" style:family="paragraph" style:parent-style-name="Standard">
      <style:paragraph-properties fo:text-align="start" style:justify-single-word="false"/>
      <style:text-properties style:font-name="Arial" fo:font-size="14pt" fo:language="en" fo:country="IE" style:font-size-asian="14pt" style:font-size-complex="14pt"/>
    </style:style>
    <style:style style:name="P90" style:family="paragraph" style:parent-style-name="Standard">
      <style:paragraph-properties fo:text-align="start" style:justify-single-word="false"/>
    </style:style>
    <style:style style:name="P91" style:family="paragraph" style:parent-style-name="Standard">
      <style:paragraph-properties fo:text-align="start" style:justify-single-word="false"/>
      <style:text-properties style:font-name="Arial" fo:font-size="14pt" style:font-size-asian="14pt" style:font-size-complex="14pt"/>
    </style:style>
    <style:style style:name="P92" style:family="paragraph" style:parent-style-name="Standard">
      <style:paragraph-properties fo:margin-left="0in" fo:margin-right="0in" fo:text-align="start" style:justify-single-word="false" fo:text-indent="0in" style:auto-text-indent="false"/>
      <style:text-properties fo:color="#0000ff" style:font-name="Arial" fo:font-size="14pt" fo:language="en" fo:country="IE" style:font-size-asian="14pt" style:font-size-complex="14pt"/>
    </style:style>
    <style:style style:name="P93" style:family="paragraph" style:parent-style-name="Standard" style:list-style-name="L15">
      <style:paragraph-properties fo:text-align="start" style:justify-single-word="false"/>
      <style:text-properties style:font-name="Arial" fo:font-size="14pt" style:font-size-asian="14pt" style:font-size-complex="14pt"/>
    </style:style>
    <style:style style:name="P94" style:family="paragraph" style:parent-style-name="Standard">
      <style:paragraph-properties fo:text-align="start" style:justify-single-word="false"/>
      <style:text-properties style:font-name="Arial" fo:font-size="13.5pt" style:font-size-asian="13.5pt" style:font-name-complex="Arial" style:font-size-complex="13.5pt"/>
    </style:style>
    <style:style style:name="P95" style:family="paragraph" style:parent-style-name="Standard">
      <style:paragraph-properties fo:text-align="start" style:justify-single-word="false"/>
      <style:text-properties fo:color="#0000ff" style:font-name="Arial" fo:font-size="14pt" fo:language="en" fo:country="IE" style:font-size-asian="14pt" style:font-size-complex="14pt"/>
    </style:style>
    <style:style style:name="P96" style:family="paragraph" style:parent-style-name="Standard" style:list-style-name="L16">
      <style:paragraph-properties fo:text-align="start" style:justify-single-word="false"/>
      <style:text-properties style:font-name="Arial" fo:font-size="14pt" style:font-size-asian="14pt" style:font-size-complex="14pt"/>
    </style:style>
    <style:style style:name="P97" style:family="paragraph" style:parent-style-name="Standard" style:list-style-name="L16">
      <style:text-properties style:font-name="Arial" fo:font-size="14pt" style:font-size-asian="14pt" style:font-size-complex="14pt"/>
    </style:style>
    <style:style style:name="P98" style:family="paragraph" style:parent-style-name="Standard">
      <style:text-properties fo:color="#0000ff" style:font-name="Arial" fo:font-size="14pt" fo:language="en" fo:country="IE" fo:font-style="italic" style:font-size-asian="14pt" style:font-style-asian="italic" style:font-name-complex="Arial" style:font-size-complex="14pt" style:font-style-complex="italic"/>
    </style:style>
    <style:style style:name="P99" style:family="paragraph" style:parent-style-name="Standard" style:list-style-name="L17">
      <style:paragraph-properties fo:text-align="start" style:justify-single-word="false"/>
      <style:text-properties style:font-name="Arial" fo:font-size="14pt" style:font-size-asian="14pt" style:font-size-complex="14pt"/>
    </style:style>
    <style:style style:name="P100" style:family="paragraph" style:parent-style-name="Standard" style:list-style-name="L17">
      <style:paragraph-properties fo:text-align="start" style:justify-single-word="false"/>
      <style:text-properties style:font-name="Arial" fo:font-size="14pt" fo:language="en" fo:country="IE" style:font-size-asian="14pt" style:font-size-complex="14pt"/>
    </style:style>
    <style:style style:name="P101" style:family="paragraph" style:parent-style-name="Standard">
      <style:paragraph-properties fo:text-align="start" style:justify-single-word="false"/>
      <style:text-properties style:use-window-font-color="true" style:font-name="Arial" fo:font-size="14pt" fo:language="en" fo:country="IE" fo:font-style="italic" style:font-size-asian="14pt" style:font-style-asian="italic" style:font-size-complex="14pt" style:font-style-complex="italic"/>
    </style:style>
    <style:style style:name="P102" style:family="paragraph" style:parent-style-name="Standard" style:list-style-name="L18">
      <style:paragraph-properties fo:text-align="start" style:justify-single-word="false"/>
      <style:text-properties style:font-name="Arial" fo:font-size="14pt" fo:language="en" fo:country="IE" style:font-size-asian="14pt" style:font-size-complex="14pt"/>
    </style:style>
    <style:style style:name="P103" style:family="paragraph" style:parent-style-name="Standard">
      <style:paragraph-properties fo:text-align="start" style:justify-single-word="false"/>
      <style:text-properties style:use-window-font-color="true" style:font-name="Arial" fo:font-size="14pt" style:font-size-asian="14pt" style:font-size-complex="14pt"/>
    </style:style>
    <style:style style:name="P104" style:family="paragraph" style:parent-style-name="Standard" style:list-style-name="L19">
      <style:paragraph-properties fo:text-align="start" style:justify-single-word="false"/>
      <style:text-properties style:font-name="Arial" fo:font-size="14pt" fo:language="en" fo:country="IE" style:font-size-asian="14pt" style:font-size-complex="14pt"/>
    </style:style>
    <style:style style:name="P105" style:family="paragraph" style:parent-style-name="Standard">
      <style:text-properties fo:color="#0000ff" style:font-name="Arial" fo:font-size="14pt" style:font-size-asian="14pt" style:font-name-complex="Arial" style:font-size-complex="14pt"/>
    </style:style>
    <style:style style:name="P106" style:family="paragraph" style:parent-style-name="Standard" style:list-style-name="L20">
      <style:paragraph-properties fo:text-align="start" style:justify-single-word="false"/>
      <style:text-properties style:font-name="Arial" fo:font-size="14pt" style:font-size-asian="14pt" style:font-size-complex="14pt"/>
    </style:style>
    <style:style style:name="P107" style:family="paragraph" style:parent-style-name="Standard" style:list-style-name="L20">
      <style:text-properties style:font-name="Arial" fo:font-size="14pt" style:font-size-asian="14pt" style:font-size-complex="14pt"/>
    </style:style>
    <style:style style:name="P108" style:family="paragraph" style:parent-style-name="Standard" style:list-style-name="L21">
      <style:paragraph-properties fo:text-align="start" style:justify-single-word="false"/>
      <style:text-properties style:font-name="Arial" fo:font-size="14pt" style:font-size-asian="14pt" style:font-size-complex="14pt"/>
    </style:style>
    <style:style style:name="P109" style:family="paragraph" style:parent-style-name="Standard" style:list-style-name="L22">
      <style:paragraph-properties fo:text-align="start" style:justify-single-word="false"/>
      <style:text-properties style:font-name="Arial" fo:font-size="14pt" style:font-size-asian="14pt" style:font-size-complex="14pt"/>
    </style:style>
    <style:style style:name="P110" style:family="paragraph" style:parent-style-name="Standard" style:list-style-name="L22">
      <style:paragraph-properties fo:text-align="start" style:justify-single-word="false"/>
    </style:style>
    <style:style style:name="P111" style:family="paragraph" style:parent-style-name="Standard" style:list-style-name="L23">
      <style:text-properties style:font-name="Arial" fo:font-size="14pt" style:font-size-asian="14pt" style:font-size-complex="14pt"/>
    </style:style>
    <style:style style:name="P112" style:family="paragraph" style:parent-style-name="Standard" style:list-style-name="L23">
      <style:text-properties style:font-name="Arial" fo:font-size="13.5pt" style:font-size-asian="13.5pt" style:font-name-complex="Arial" style:font-size-complex="13.5pt"/>
    </style:style>
    <style:style style:name="P113" style:family="paragraph" style:parent-style-name="Standard" style:list-style-name="L24"/>
    <style:style style:name="P114" style:family="paragraph" style:parent-style-name="Standard" style:list-style-name="L24">
      <style:text-properties style:font-name="Arial" fo:font-size="14pt" style:font-size-asian="14pt" style:font-size-complex="14pt"/>
    </style:style>
    <style:style style:name="P115" style:family="paragraph" style:parent-style-name="Standard" style:list-style-name="L25">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116" style:family="paragraph" style:parent-style-name="Standard" style:list-style-name="L25">
      <style:paragraph-properties fo:text-align="start" style:justify-single-word="false"/>
      <style:text-properties style:font-name="Arial" fo:font-size="14pt" fo:language="en" fo:country="IE" fo:font-weight="normal" style:font-size-asian="14pt" style:font-weight-asian="normal" style:font-size-complex="14pt" style:font-weight-complex="normal"/>
    </style:style>
    <style:style style:name="P117" style:family="paragraph" style:parent-style-name="Standard" style:list-style-name="L25">
      <style:paragraph-properties fo:margin-left="0.5in" fo:margin-right="0in" fo:text-align="start" style:justify-single-word="false" fo:text-indent="0in" style:auto-text-indent="false"/>
      <style:text-properties style:font-name="Arial" fo:font-size="14pt" fo:language="en" fo:country="IE" fo:font-weight="normal" style:font-size-asian="14pt" style:font-weight-asian="normal" style:font-size-complex="14pt" style:font-weight-complex="normal"/>
    </style:style>
    <style:style style:name="P118" style:family="paragraph" style:parent-style-name="Standard" style:list-style-name="L25"/>
    <style:style style:name="P119" style:family="paragraph" style:parent-style-name="Standard" style:list-style-name="L26">
      <style:paragraph-properties fo:text-align="start" style:justify-single-word="false"/>
      <style:text-properties style:font-name="Arial" fo:font-size="14pt" style:font-size-asian="14pt" style:font-size-complex="14pt"/>
    </style:style>
    <style:style style:name="P120" style:family="paragraph" style:parent-style-name="Standard" style:list-style-name="L26">
      <style:paragraph-properties fo:margin-left="0.5in" fo:margin-right="0in" fo:text-align="start" style:justify-single-word="false" fo:text-indent="0in" style:auto-text-indent="false"/>
      <style:text-properties style:font-name="Arial" fo:font-size="14pt" style:font-size-asian="14pt" style:font-size-complex="14pt"/>
    </style:style>
    <style:style style:name="P121" style:family="paragraph" style:parent-style-name="Standard">
      <style:paragraph-properties fo:text-align="start" style:justify-single-word="false"/>
      <style:text-properties style:font-name="Arial" fo:font-size="13.5pt" fo:font-weight="bold" style:font-size-asian="13.5pt" style:font-weight-asian="bold" style:font-name-complex="Arial" style:font-size-complex="13.5pt" style:font-weight-complex="bold"/>
    </style:style>
    <style:style style:name="P122" style:family="paragraph" style:parent-style-name="Standard">
      <style:text-properties fo:color="#000080" style:font-name="Arial" fo:font-size="14pt" fo:font-weight="bold" style:font-size-asian="14pt" style:font-weight-asian="bold" style:font-name-complex="Arial" style:font-size-complex="14pt" style:font-weight-complex="bold"/>
    </style:style>
    <style:style style:name="P123" style:family="paragraph" style:parent-style-name="Standard">
      <style:paragraph-properties fo:margin-left="0.5in" fo:margin-right="0in" fo:text-indent="0in" style:auto-text-indent="false"/>
      <style:text-properties style:font-name="Arial" fo:font-size="14pt" style:font-size-asian="14pt" style:font-size-complex="14pt"/>
    </style:style>
    <style:style style:name="P124" style:family="paragraph" style:parent-style-name="Standard" style:list-style-name="L27">
      <style:text-properties style:font-name="Arial" fo:font-size="13.5pt" style:font-size-asian="13.5pt" style:font-name-complex="Arial" style:font-size-complex="13.5pt"/>
    </style:style>
    <style:style style:name="P125" style:family="paragraph" style:parent-style-name="Standard" style:list-style-name="L27">
      <style:text-properties style:font-name="Arial" fo:font-size="14pt" style:font-size-asian="14pt" style:font-name-complex="Arial" style:font-size-complex="14pt"/>
    </style:style>
    <style:style style:name="P126" style:family="paragraph" style:parent-style-name="Standard">
      <style:text-properties fo:font-size="14pt" style:font-size-asian="14pt" style:font-size-complex="14pt"/>
    </style:style>
    <style:style style:name="P127" style:family="paragraph" style:parent-style-name="Standard" style:list-style-name="L28">
      <style:paragraph-properties fo:text-align="start" style:justify-single-word="false"/>
      <style:text-properties style:font-name="Arial" fo:font-size="14pt" fo:language="en" fo:country="IE" style:font-size-asian="14pt" style:font-size-complex="14pt"/>
    </style:style>
    <style:style style:name="P128" style:family="paragraph" style:parent-style-name="Standard" style:list-style-name="L29">
      <style:text-properties style:font-name="Arial" fo:font-size="14pt" style:font-size-asian="14pt" style:font-name-complex="Arial" style:font-size-complex="14pt"/>
    </style:style>
    <style:style style:name="P129" style:family="paragraph" style:parent-style-name="Text_20_body" style:list-style-name="L30">
      <style:paragraph-properties fo:margin-top="0in" fo:margin-bottom="0in"/>
      <style:text-properties style:font-name="Arial" fo:font-size="14pt" style:font-size-asian="14pt" style:font-size-complex="14pt"/>
    </style:style>
    <style:style style:name="P130" style:family="paragraph" style:parent-style-name="Text_20_body" style:list-style-name="L30">
      <style:text-properties style:font-name="Arial" fo:font-size="14pt" style:font-size-asian="14pt" style:font-size-complex="14pt"/>
    </style:style>
    <style:style style:name="P131" style:family="paragraph" style:parent-style-name="Standard" style:list-style-name="L31"/>
    <style:style style:name="P132" style:family="paragraph" style:parent-style-name="Standard" style:list-style-name="L31">
      <style:text-properties style:font-name="Arial" fo:font-size="13.5pt" style:font-size-asian="13.5pt" style:font-name-complex="Arial" style:font-size-complex="13.5pt"/>
    </style:style>
    <style:style style:name="P133" style:family="paragraph" style:parent-style-name="Standard" style:list-style-name="L31">
      <style:text-properties style:use-window-font-color="true" style:font-name="Arial" fo:font-size="13.5pt" style:font-size-asian="13.5pt" style:font-name-complex="Arial" style:font-size-complex="13.5pt"/>
    </style:style>
    <style:style style:name="P134" style:family="paragraph" style:parent-style-name="Standard" style:list-style-name="L32">
      <style:text-properties style:font-name="Arial" fo:font-size="14pt" style:font-size-asian="14pt" style:font-name-complex="Arial" style:font-size-complex="14pt"/>
    </style:style>
    <style:style style:name="P135" style:family="paragraph" style:parent-style-name="Standard" style:list-style-name="L33">
      <style:paragraph-properties fo:margin-left="0.5in" fo:margin-right="0in" fo:text-indent="0in" style:auto-text-indent="false"/>
      <style:text-properties style:font-name="Arial" fo:font-size="13.5pt" style:font-size-asian="13.5pt" style:font-name-complex="Arial" style:font-size-complex="13.5pt"/>
    </style:style>
    <style:style style:name="P136" style:family="paragraph" style:parent-style-name="Standard" style:list-style-name="L34">
      <style:paragraph-properties fo:margin-left="0.5in" fo:margin-right="0in" fo:text-indent="0in" style:auto-text-indent="false"/>
      <style:text-properties style:font-name="Arial" fo:font-size="13.5pt" style:font-size-asian="13.5pt" style:font-name-complex="Arial" style:font-size-complex="13.5pt"/>
    </style:style>
    <style:style style:name="P137" style:family="paragraph" style:parent-style-name="Standard" style:list-style-name="L35">
      <style:paragraph-properties fo:margin-left="0.5in" fo:margin-right="0in" fo:text-indent="0in" style:auto-text-indent="false"/>
      <style:text-properties style:font-name="Arial" fo:font-size="13.5pt" style:font-size-asian="13.5pt" style:font-name-complex="Arial" style:font-size-complex="13.5pt"/>
    </style:style>
    <style:style style:name="P138" style:family="paragraph" style:parent-style-name="Standard" style:list-style-name="L32">
      <style:text-properties fo:font-size="14pt" style:font-size-asian="14pt" style:font-size-complex="14pt"/>
    </style:style>
    <style:style style:name="P139" style:family="paragraph" style:parent-style-name="Standard" style:list-style-name="L36">
      <style:paragraph-properties fo:margin-left="0.5in" fo:margin-right="0in" fo:text-indent="0in" style:auto-text-indent="false"/>
      <style:text-properties style:font-name="Arial" fo:font-size="13.5pt" style:font-size-asian="13.5pt" style:font-name-complex="Arial" style:font-size-complex="13.5pt"/>
    </style:style>
    <style:style style:name="P140" style:family="paragraph" style:parent-style-name="Standard" style:list-style-name="L37">
      <style:text-properties style:font-name="Arial" fo:font-size="13.5pt" style:font-size-asian="13.5pt" style:font-name-complex="Arial" style:font-size-complex="13.5pt"/>
    </style:style>
    <style:style style:name="P141" style:family="paragraph" style:parent-style-name="Standard">
      <style:paragraph-properties fo:text-align="start" style:justify-single-word="false"/>
      <style:text-properties fo:color="#dc2300" style:font-name="Arial" fo:font-size="14pt" fo:language="en" fo:country="IE" fo:font-weight="bold" style:font-size-asian="14pt" style:font-size-complex="14pt"/>
    </style:style>
    <style:style style:name="P142" style:family="paragraph" style:parent-style-name="Standard" style:list-style-name="L38">
      <style:paragraph-properties fo:text-align="start" style:justify-single-word="false"/>
      <style:text-properties style:font-name="Arial" fo:font-size="14pt" fo:language="en" fo:country="IE" style:font-size-asian="14pt" style:font-size-complex="14pt"/>
    </style:style>
    <style:style style:name="P143" style:family="paragraph" style:parent-style-name="Standard" style:list-style-name="L39">
      <style:paragraph-properties fo:text-align="start" style:justify-single-word="false"/>
      <style:text-properties style:font-name="Arial" fo:font-size="14pt" fo:language="en" fo:country="IE" style:font-size-asian="14pt" style:font-size-complex="14pt"/>
    </style:style>
    <style:style style:name="P144" style:family="paragraph" style:parent-style-name="Standard" style:list-style-name="L40">
      <style:paragraph-properties fo:text-align="start" style:justify-single-word="false"/>
      <style:text-properties style:font-name="Arial" fo:font-size="14pt" fo:language="en" fo:country="IE" style:font-size-asian="14pt" style:font-size-complex="14pt"/>
    </style:style>
    <style:style style:name="P145" style:family="paragraph" style:parent-style-name="Standard" style:list-style-name="L40">
      <style:paragraph-properties fo:margin-left="0.5in" fo:margin-right="0in" fo:text-align="start" style:justify-single-word="false" fo:text-indent="0in" style:auto-text-indent="false"/>
      <style:text-properties style:font-name="Arial" fo:font-size="14pt" fo:language="en" fo:country="IE" style:font-size-asian="14pt" style:font-size-complex="14pt"/>
    </style:style>
    <style:style style:name="P146" style:family="paragraph" style:parent-style-name="Standard" style:list-style-name="L40">
      <style:paragraph-properties fo:text-align="start" style:justify-single-word="false"/>
      <style:text-properties style:font-name="Arial" fo:font-size="14pt" style:font-size-asian="14pt" style:font-size-complex="14pt"/>
    </style:style>
    <style:style style:name="P147" style:family="paragraph" style:parent-style-name="Standard" style:list-style-name="L41">
      <style:paragraph-properties fo:text-align="start" style:justify-single-word="false"/>
      <style:text-properties style:font-name="Arial" fo:font-size="14pt" fo:language="en" fo:country="IE" style:font-size-asian="14pt" style:font-size-complex="14pt"/>
    </style:style>
    <style:style style:name="P148" style:family="paragraph" style:parent-style-name="Standard" style:list-style-name="L41">
      <style:paragraph-properties fo:text-align="start" style:justify-single-word="false"/>
      <style:text-properties style:font-name="Arial" fo:font-size="14pt" fo:language="en" fo:country="IE" fo:font-style="italic" style:font-size-asian="14pt" style:font-size-complex="14pt"/>
    </style:style>
    <style:style style:name="P149" style:family="paragraph" style:parent-style-name="Standard" style:list-style-name="L42">
      <style:paragraph-properties fo:margin-left="0.5in" fo:margin-right="0in" fo:text-align="start" style:justify-single-word="false" fo:text-indent="0in" style:auto-text-indent="false"/>
      <style:text-properties style:font-name="Arial" fo:font-size="14pt" style:font-size-asian="14pt" style:font-size-complex="14pt"/>
    </style:style>
    <style:style style:name="P150" style:family="paragraph" style:parent-style-name="Standard" style:list-style-name="L42">
      <style:paragraph-properties fo:margin-left="0.5in" fo:margin-right="0in" fo:text-align="start" style:justify-single-word="false" fo:text-indent="0in" style:auto-text-indent="false"/>
      <style:text-properties style:font-name="Arial" fo:font-size="14pt" fo:language="en" fo:country="IE" style:font-size-asian="14pt" style:font-size-complex="14pt"/>
    </style:style>
    <style:style style:name="P151" style:family="paragraph" style:parent-style-name="Standard" style:list-style-name="L43">
      <style:paragraph-properties fo:margin-left="1in" fo:margin-right="0in" fo:text-align="start" style:justify-single-word="false" fo:text-indent="0in" style:auto-text-indent="false"/>
      <style:text-properties style:font-name="Arial" fo:font-size="14pt" fo:language="en" fo:country="IE" style:font-size-asian="14pt" style:font-size-complex="14pt"/>
    </style:style>
    <style:style style:name="P152" style:family="paragraph" style:parent-style-name="Standard" style:list-style-name="L44">
      <style:paragraph-properties fo:margin-left="0.5in" fo:margin-right="0in" fo:text-align="start" style:justify-single-word="false" fo:text-indent="0in" style:auto-text-indent="false"/>
    </style:style>
    <style:style style:name="P153" style:family="paragraph" style:parent-style-name="Standard" style:list-style-name="L45">
      <style:paragraph-properties fo:text-align="start" style:justify-single-word="false"/>
      <style:text-properties style:font-name="Arial" fo:font-size="14pt" style:font-size-asian="14pt" style:font-size-complex="14pt"/>
    </style:style>
    <style:style style:name="P154" style:family="paragraph" style:parent-style-name="Standard" style:list-style-name="L45">
      <style:paragraph-properties fo:text-align="start" style:justify-single-word="false"/>
    </style:style>
    <style:style style:name="P155" style:family="paragraph" style:parent-style-name="Standard" style:list-style-name="L46">
      <style:text-properties style:font-name="Arial" fo:font-size="13.5pt" style:font-size-asian="13.5pt" style:font-name-complex="Arial" style:font-size-complex="13.5pt"/>
    </style:style>
    <style:style style:name="P156" style:family="paragraph" style:parent-style-name="Standard" style:list-style-name="L47">
      <style:text-properties style:font-name="Arial" fo:font-size="14pt" style:font-size-asian="14pt" style:font-size-complex="14pt"/>
    </style:style>
    <style:style style:name="P157" style:family="paragraph" style:parent-style-name="Standard" style:list-style-name="L47">
      <style:paragraph-properties fo:text-align="start" style:justify-single-word="false"/>
      <style:text-properties style:font-name="Arial" fo:font-size="14pt" style:font-size-asian="14pt" style:font-size-complex="14pt"/>
    </style:style>
    <style:style style:name="P158" style:family="paragraph" style:parent-style-name="Standard" style:list-style-name="L47">
      <style:paragraph-properties fo:text-align="start" style:justify-single-word="false"/>
      <style:text-properties style:font-name="Arial" fo:font-size="14pt" fo:language="en" fo:country="IE" style:font-size-asian="14pt" style:font-size-complex="14pt"/>
    </style:style>
    <style:style style:name="P159" style:family="paragraph" style:parent-style-name="Standard" style:list-style-name="L48">
      <style:paragraph-properties fo:margin-left="0.5in" fo:margin-right="0in" fo:text-align="start" style:justify-single-word="false" fo:text-indent="0in" style:auto-text-indent="false"/>
      <style:text-properties style:font-name="Arial" fo:font-size="14pt" style:font-size-asian="14pt" style:font-size-complex="14pt"/>
    </style:style>
    <style:style style:name="P160" style:family="paragraph" style:parent-style-name="Standard" style:list-style-name="L48">
      <style:paragraph-properties fo:margin-left="0.5in" fo:margin-right="0in" fo:text-align="start" style:justify-single-word="false" fo:text-indent="0in" style:auto-text-indent="false"/>
    </style:style>
    <style:style style:name="P161" style:family="paragraph" style:parent-style-name="Standard" style:list-style-name="L49">
      <style:paragraph-properties fo:text-align="start" style:justify-single-word="false"/>
      <style:text-properties style:font-name="Arial" fo:font-size="14pt" fo:language="en" fo:country="IE" style:font-size-asian="14pt" style:font-size-complex="14pt"/>
    </style:style>
    <style:style style:name="P162" style:family="paragraph" style:parent-style-name="Standard" style:list-style-name="L49">
      <style:paragraph-properties fo:text-align="start" style:justify-single-word="false"/>
      <style:text-properties style:use-window-font-color="true" style:font-name="Arial" fo:font-size="13.5pt" fo:language="en" fo:country="IE" style:font-size-asian="13.5pt" style:font-name-complex="Arial" style:font-size-complex="13.5pt"/>
    </style:style>
    <style:style style:name="P163" style:family="paragraph" style:parent-style-name="Standard" style:list-style-name="L50">
      <style:paragraph-properties fo:text-align="start" style:justify-single-word="false"/>
      <style:text-properties style:font-name="Arial" fo:font-size="14pt" style:font-size-asian="14pt" style:font-size-complex="14pt"/>
    </style:style>
    <style:style style:name="P164" style:family="paragraph" style:parent-style-name="Standard">
      <style:paragraph-properties fo:margin-left="0.5in" fo:margin-right="0in" fo:text-align="start" style:justify-single-word="false" fo:text-indent="0in" style:auto-text-indent="false"/>
      <style:text-properties style:font-name="Arial" fo:font-size="14pt" style:font-size-asian="14pt" style:font-size-complex="14pt"/>
    </style:style>
    <style:style style:name="P165" style:family="paragraph" style:parent-style-name="Standard" style:list-style-name="L51">
      <style:paragraph-properties fo:margin-left="0in" fo:margin-right="0in" fo:text-align="start" style:justify-single-word="false" fo:text-indent="0in" style:auto-text-indent="false"/>
      <style:text-properties style:font-name="Arial" fo:font-size="13.5pt" fo:language="en" fo:country="IE" style:font-size-asian="13.5pt" style:font-name-complex="Arial" style:font-size-complex="13.5pt"/>
    </style:style>
    <style:style style:name="P166" style:family="paragraph" style:parent-style-name="Standard">
      <style:paragraph-properties fo:margin-left="0in" fo:margin-right="0in" fo:text-align="start" style:justify-single-word="false" fo:text-indent="0in" style:auto-text-indent="false"/>
      <style:text-properties style:font-name="Arial" fo:font-size="13.5pt" fo:language="en" fo:country="IE" style:font-size-asian="13.5pt" style:font-name-complex="Arial" style:font-size-complex="13.5pt"/>
    </style:style>
    <style:style style:name="P167" style:family="paragraph" style:parent-style-name="Standard" style:list-style-name="L52">
      <style:paragraph-properties fo:text-align="start" style:justify-single-word="false"/>
      <style:text-properties style:font-name="Arial" fo:font-size="14pt" style:font-size-asian="14pt" style:font-size-complex="14pt"/>
    </style:style>
    <style:style style:name="P168" style:family="paragraph" style:parent-style-name="Standard">
      <style:text-properties fo:color="#dc2300" style:font-name="Arial" fo:font-size="14pt" fo:font-weight="bold" style:font-size-asian="14pt" style:font-weight-asian="bold" style:font-size-complex="14pt" style:font-weight-complex="bold"/>
    </style:style>
    <style:style style:name="P169" style:family="paragraph" style:parent-style-name="Standard">
      <style:paragraph-properties fo:text-align="start" style:justify-single-word="false"/>
      <style:text-properties style:font-name="Arial" fo:font-size="14pt" fo:language="en" fo:country="IE" fo:font-weight="bold" style:font-size-asian="14pt" style:font-size-complex="14pt"/>
    </style:style>
    <style:style style:name="P170" style:family="paragraph" style:parent-style-name="Standard" style:list-style-name="L53"/>
    <style:style style:name="P171" style:family="paragraph" style:parent-style-name="Standard">
      <style:paragraph-properties fo:margin-left="0in" fo:margin-right="0in" fo:text-indent="0in" style:auto-text-indent="false"/>
      <style:text-properties fo:color="#000080" style:font-name="Arial" fo:font-size="15pt" fo:font-weight="bold" style:font-size-asian="15pt" style:font-weight-asian="bold" style:font-name-complex="Arial" style:font-size-complex="15pt" style:font-weight-complex="bold"/>
    </style:style>
    <style:style style:name="P172" style:family="paragraph" style:parent-style-name="Standard" style:list-style-name="L54"/>
    <style:style style:name="P173" style:family="paragraph" style:parent-style-name="Standard" style:list-style-name="L55">
      <style:text-properties style:font-name="Arial" fo:font-size="13.5pt" style:font-size-asian="13.5pt" style:font-name-complex="Arial" style:font-size-complex="13.5pt"/>
    </style:style>
    <style:style style:name="P174" style:family="paragraph" style:parent-style-name="Standard" style:list-style-name="L55">
      <style:paragraph-properties fo:margin-left="0.5in" fo:margin-right="0in" fo:text-indent="0in" style:auto-text-indent="false"/>
      <style:text-properties style:font-name="Arial" fo:font-size="13.5pt" style:font-size-asian="13.5pt" style:font-name-complex="Arial" style:font-size-complex="13.5pt"/>
    </style:style>
    <style:style style:name="P175" style:family="paragraph" style:parent-style-name="Standard" style:list-style-name="L55">
      <style:paragraph-properties fo:margin-left="1in" fo:margin-right="0in" fo:text-indent="0in" style:auto-text-indent="false"/>
      <style:text-properties style:font-name="Arial" fo:font-size="13.5pt" style:font-size-asian="13.5pt" style:font-name-complex="Arial" style:font-size-complex="13.5pt"/>
    </style:style>
    <style:style style:name="P176" style:family="paragraph" style:parent-style-name="Standard" style:list-style-name="L55"/>
    <style:style style:name="T1" style:family="text">
      <style:text-properties style:font-name="Arial" fo:font-size="13.5pt" style:font-size-asian="13.5pt" style:font-name-complex="Arial" style:font-size-complex="13.5pt"/>
    </style:style>
    <style:style style:name="T2" style:family="text">
      <style:text-properties style:font-name="Arial" fo:font-size="13.5pt" fo:font-style="italic" style:font-size-asian="13.5pt" style:font-style-asian="italic" style:font-name-complex="Arial" style:font-size-complex="13.5pt" style:font-style-complex="italic"/>
    </style:style>
    <style:style style:name="T3" style:family="text" style:parent-style-name="Internet_20_link">
      <style:text-properties style:font-name="Arial" fo:font-size="13.5pt" style:font-size-asian="13.5pt" style:font-name-complex="Arial" style:font-size-complex="13.5pt"/>
    </style:style>
    <style:style style:name="T4" style:family="text">
      <style:text-properties style:font-name="Tahoma" fo:font-size="13.5pt" style:font-size-asian="13.5pt" style:font-name-complex="Tahoma" style:font-size-complex="13.5pt"/>
    </style:style>
    <style:style style:name="T5" style:family="text">
      <style:text-properties style:font-name="Tahoma" fo:font-size="13.5pt" fo:font-style="italic" fo:font-weight="bold" style:font-size-asian="13.5pt" style:font-style-asian="italic" style:font-weight-asian="bold" style:font-name-complex="Tahoma" style:font-size-complex="13.5pt" style:font-style-complex="italic" style:font-weight-complex="bold"/>
    </style:style>
    <style:style style:name="T6" style:family="text">
      <style:text-properties fo:color="#0000ff" style:font-name="Arial" fo:font-size="13.5pt" style:font-size-asian="13.5pt" style:font-name-complex="Arial" style:font-size-complex="13.5pt"/>
    </style:style>
    <style:style style:name="T7" style:family="text">
      <style:text-properties style:font-name="Arial" fo:font-size="13.5pt" fo:font-weight="bold" style:font-size-asian="13.5pt" style:font-weight-asian="bold" style:font-name-complex="Arial" style:font-size-complex="13.5pt" style:font-weight-complex="bold"/>
    </style:style>
    <style:style style:name="T8" style:family="text">
      <style:text-properties fo:color="#000080"/>
    </style:style>
    <style:style style:name="T9" style:family="text">
      <style:text-properties fo:color="#000080" style:font-name="Arial" fo:font-size="13.5pt" style:font-size-asian="13.5pt" style:font-name-complex="Arial" style:font-size-complex="13.5pt"/>
    </style:style>
    <style:style style:name="T10" style:family="text">
      <style:text-properties fo:color="#000080" style:font-name="Arial" fo:font-size="13.5pt" fo:font-weight="bold" style:font-size-asian="13.5pt" style:font-weight-asian="bold" style:font-name-complex="Arial" style:font-size-complex="13.5pt" style:font-weight-complex="bold"/>
    </style:style>
    <style:style style:name="T11" style:family="text" style:parent-style-name="Internet_20_link">
      <style:text-properties fo:color="#000000" style:font-name="Arial" fo:font-size="13.5pt" style:font-size-asian="13.5pt" style:font-name-complex="Arial" style:font-size-complex="13.5pt"/>
    </style:style>
    <style:style style:name="T12" style:family="text">
      <style:text-properties fo:color="#ff3366" style:font-name="Arial" fo:font-size="13.5pt" fo:font-weight="bold" style:font-size-asian="13.5pt" style:font-weight-asian="bold" style:font-name-complex="Arial" style:font-size-complex="13.5pt" style:font-weight-complex="bold"/>
    </style:style>
    <style:style style:name="T13" style:family="text">
      <style:text-properties fo:color="#ff3366" style:font-name="Arial" fo:font-size="13.5pt" style:font-size-asian="13.5pt" style:font-name-complex="Arial" style:font-size-complex="13.5pt"/>
    </style:style>
    <style:style style:name="T14" style:family="text">
      <style:text-properties style:font-name="Tahoma" fo:font-size="13.5pt" fo:font-style="italic" style:font-size-asian="13.5pt" style:font-style-asian="italic" style:font-name-complex="Tahoma" style:font-size-complex="13.5pt" style:font-style-complex="italic"/>
    </style:style>
    <style:style style:name="T15" style:family="text">
      <style:text-properties fo:color="#dc2300" style:font-name="Arial" fo:font-size="13.5pt" style:font-size-asian="13.5pt" style:font-name-complex="Arial" style:font-size-complex="13.5pt"/>
    </style:style>
    <style:style style:name="T16" style:family="text">
      <style:text-properties fo:color="#dc2300" style:font-name="Arial" fo:font-size="13.5pt" fo:font-weight="bold" style:font-size-asian="13.5pt" style:font-weight-asian="bold" style:font-name-complex="Arial" style:font-size-complex="13.5pt" style:font-weight-complex="bold"/>
    </style:style>
    <style:style style:name="T17" style:family="text">
      <style:text-properties fo:color="#b84700" style:font-name="Arial" fo:font-size="13.5pt" style:font-size-asian="13.5pt" style:font-name-complex="Arial" style:font-size-complex="13.5pt"/>
    </style:style>
    <style:style style:name="T18" style:family="text">
      <style:text-properties fo:color="#b84700"/>
    </style:style>
    <style:style style:name="T19" style:family="text">
      <style:text-properties fo:color="#b84700" fo:font-weight="bold" style:font-weight-asian="bold" style:font-weight-complex="bold"/>
    </style:style>
    <style:style style:name="T20" style:family="text">
      <style:text-properties fo:font-size="18pt" fo:font-style="italic" style:font-size-asian="18pt" style:font-style-asian="italic" style:font-size-complex="18pt" style:font-style-complex="italic"/>
    </style:style>
    <style:style style:name="T21" style:family="text">
      <style:text-properties style:font-name="Tahoma" fo:font-size="18pt" style:font-size-asian="18pt" style:font-name-complex="Tahoma" style:font-size-complex="18pt"/>
    </style:style>
    <style:style style:name="T22" style:family="text">
      <style:text-properties fo:font-size="18pt" style:font-size-asian="18pt" style:font-size-complex="18pt"/>
    </style:style>
    <style:style style:name="T23" style:family="text">
      <style:text-properties fo:color="#0000ff" fo:font-size="18pt" fo:font-style="italic" style:font-size-asian="18pt" style:font-style-asian="italic" style:font-size-complex="18pt" style:font-style-complex="italic"/>
    </style:style>
    <style:style style:name="T24" style:family="text">
      <style:text-properties fo:color="#0000ff" style:font-name="Tahoma" fo:font-size="18pt" style:font-size-asian="18pt" style:font-name-complex="Tahoma" style:font-size-complex="18pt"/>
    </style:style>
    <style:style style:name="T25" style:family="text">
      <style:text-properties fo:color="#dc2300" fo:font-weight="bold" style:font-weight-asian="bold" style:font-weight-complex="bold"/>
    </style:style>
    <style:style style:name="T26" style:family="text">
      <style:text-properties style:font-name="Arial" fo:font-size="13.5pt" style:font-size-asian="13.5pt" style:font-name-complex="Arial" style:font-size-complex="13.5pt"/>
    </style:style>
    <style:style style:name="T27" style:family="text">
      <style:text-properties style:use-window-font-color="true" fo:language="en" fo:country="IE" fo:font-style="italic"/>
    </style:style>
    <style:style style:name="T28" style:family="text">
      <style:text-properties style:use-window-font-color="true"/>
    </style:style>
    <style:style style:name="T29" style:family="text">
      <style:text-properties style:use-window-font-color="true" fo:language="en" fo:country="IE"/>
    </style:style>
    <style:style style:name="T30" style:family="text">
      <style:text-properties fo:language="en" fo:country="IE" fo:font-style="italic"/>
    </style:style>
    <style:style style:name="T31" style:family="text">
      <style:text-properties fo:language="en" fo:country="IE"/>
    </style:style>
    <style:style style:name="T32" style:family="text">
      <style:text-properties fo:color="#ff0000" style:font-name="Arial" fo:font-size="14pt" fo:language="en" fo:country="IE" fo:font-weight="bold" style:font-size-asian="14pt" style:font-weight-asian="bold" style:font-size-complex="14pt" style:font-weight-complex="bold"/>
    </style:style>
    <style:style style:name="T33" style:family="text">
      <style:text-properties fo:color="#dc2300" fo:language="en" fo:country="IE" fo:font-style="italic"/>
    </style:style>
    <style:style style:name="T34" style:family="text">
      <style:text-properties fo:color="#dc2300" fo:language="en" fo:country="IE"/>
    </style:style>
    <style:style style:name="T35" style:family="text">
      <style:text-properties fo:color="#3333cc"/>
    </style:style>
    <style:style style:name="T36" style:family="text">
      <style:text-properties fo:font-style="italic"/>
    </style:style>
    <style:style style:name="T37" style:family="text">
      <style:text-properties fo:color="#0000ff" fo:language="en" fo:country="IE" fo:font-style="italic"/>
    </style:style>
    <style:style style:name="T38" style:family="text">
      <style:text-properties fo:language="en" fo:country="IE" fo:font-style="italic"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size="13.5pt" style:font-size-asian="13.5pt" style:font-name-complex="Arial" style:font-size-complex="13.5pt"/>
    </style:style>
    <style:style style:name="T41" style:family="text">
      <style:text-properties fo:color="#0000ff" fo:language="en" fo:country="IE"/>
    </style:style>
    <style:style style:name="T42" style:family="text">
      <style:text-properties fo:color="#dc2300" style:font-name="Arial" fo:font-size="14pt" fo:language="en" fo:country="IE" style:font-size-asian="14pt" style:font-size-complex="14pt"/>
    </style:style>
    <style:style style:name="T43" style:family="text">
      <style:text-properties style:font-name="Arial" fo:font-size="14pt" fo:language="en" fo:country="IE" style:font-size-asian="14pt" style:font-size-complex="14pt"/>
    </style:style>
    <style:style style:name="T44" style:family="text">
      <style:text-properties style:font-name="Arial" fo:font-size="14pt" fo:language="en" fo:country="IE" fo:font-style="italic" style:font-size-asian="14pt" style:font-size-complex="14pt"/>
    </style:style>
    <style:style style:name="T45" style:family="text">
      <style:text-properties style:font-name="Arial" fo:font-size="14pt" style:font-size-asian="14pt" style:font-size-complex="14pt"/>
    </style:style>
    <style:style style:name="T46" style:family="text">
      <style:text-properties style:font-name="Arial" fo:font-size="14pt" fo:font-style="italic" style:font-size-asian="14pt" style:font-size-complex="14pt"/>
    </style:style>
    <style:style style:name="T47" style:family="text">
      <style:text-properties fo:font-weight="bold"/>
    </style:style>
    <style:style style:name="T48" style:family="text">
      <style:text-properties fo:language="en" fo:country="GB"/>
    </style:style>
    <style:style style:name="T49" style:family="text">
      <style:text-properties fo:color="#0000ff" fo:font-size="13.5pt" fo:font-style="italic" style:font-size-asian="13.5pt" style:font-name-complex="Arial" style:font-size-complex="13.5pt"/>
    </style:style>
    <style:style style:name="T50" style:family="text">
      <style:text-properties fo:color="#0000ff" fo:font-size="13.5pt" style:font-size-asian="13.5pt" style:font-name-complex="Arial" style:font-size-complex="13.5pt"/>
    </style:style>
    <style:style style:name="T51" style:family="text">
      <style:text-properties fo:font-size="13.5pt" fo:font-style="italic" style:font-size-asian="13.5pt" style:font-name-complex="Arial" style:font-size-complex="13.5pt"/>
    </style:style>
    <style:style style:name="T52" style:family="text">
      <style:text-properties fo:color="#0000ff" style:font-name="Arial" fo:font-size="14pt" style:font-size-asian="14pt" style:font-size-complex="14pt"/>
    </style:style>
    <style:style style:name="T53" style:family="text">
      <style:text-properties style:font-name="Arial" fo:font-size="14pt" fo:font-weight="bold" style:font-size-asian="14pt" style:font-size-complex="14pt"/>
    </style:style>
    <style:style style:name="T54" style:family="text">
      <style:text-properties fo:color="#dc2300"/>
    </style:style>
    <style:style style:name="T55" style:family="text">
      <style:text-properties fo:font-size="14pt" style:font-size-asian="14pt" style:font-size-complex="14pt"/>
    </style:style>
    <style:style style:name="T56" style:family="text">
      <style:text-properties fo:color="#0000ff"/>
    </style:style>
    <style:style style:name="T57" style:family="text">
      <style:text-properties style:font-name="Arial" fo:font-size="14pt" style:font-size-asian="14pt" style:font-size-complex="14pt"/>
    </style:style>
    <style:style style:name="T58" style:family="text">
      <style:text-properties style:font-name="Arial" fo:font-size="14pt" style:font-size-asian="14pt" style:font-name-complex="Arial" style:font-size-complex="14pt"/>
    </style:style>
    <style:style style:name="T59" style:family="text">
      <style:text-properties fo:color="#000080" fo:font-size="14pt" style:font-size-asian="14pt" style:font-size-complex="14pt"/>
    </style:style>
    <style:style style:name="T60" style:family="text">
      <style:text-properties style:use-window-font-color="true" fo:font-size="14pt" style:font-size-asian="14pt" style:font-size-complex="14pt"/>
    </style:style>
    <style:style style:name="T61" style:family="text">
      <style:text-properties style:font-name="Arial"/>
    </style:style>
    <style:style style:name="T62" style:family="text">
      <style:text-properties style:font-name="Arial" style:font-name-complex="Arial"/>
    </style:style>
    <style:style style:name="T63" style:family="text">
      <style:text-properties fo:color="#dc2300" fo:font-weight="bold"/>
    </style:style>
    <style:style style:name="T64" style:family="text">
      <style:text-properties fo:language="en" fo:country="IE" fo:font-weight="bold"/>
    </style:style>
    <style:style style:name="T65" style:family="text">
      <style:text-properties style:font-name="Arial" fo:font-size="14pt" fo:language="en" fo:country="IE" fo:font-weight="bold" style:font-size-asian="14pt" style:font-size-complex="14pt"/>
    </style:style>
    <style:style style:name="T66" style:family="text">
      <style:text-properties fo:color="#ff0000" style:font-name="Arial" fo:font-size="14pt" fo:language="en" fo:country="IE" style:font-size-asian="14pt" style:font-size-complex="14pt"/>
    </style:style>
    <style:style style:name="T67" style:family="text">
      <style:text-properties fo:font-size="13.5pt" fo:font-weight="bold" style:font-size-asian="13.5pt" style:font-name-complex="Arial" style:font-size-complex="13.5pt"/>
    </style:style>
    <style:style style:name="T68" style:family="text">
      <style:text-properties fo:color="#99284c"/>
    </style:style>
    <style:style style:name="T69" style:family="text">
      <style:text-properties fo:color="#ff0000" fo:language="en" fo:country="IE" fo:font-weight="bold" style:font-weight-asian="bold" style:font-weight-complex="bold"/>
    </style:style>
    <style:style style:name="T70" style:family="text">
      <style:text-properties fo:color="#0000ff" style:font-name="Arial" fo:font-size="14pt" fo:language="en" fo:country="IE" fo:font-style="italic" style:font-size-asian="14pt" style:font-size-complex="14pt"/>
    </style:style>
    <style:style style:name="T71" style:family="text">
      <style:text-properties fo:color="#0000ff" style:font-name="Arial" fo:font-size="14pt" fo:language="en" fo:country="IE" style:font-size-asian="14pt" style:font-size-complex="14pt"/>
    </style:style>
    <style:style style:name="T72" style:family="text">
      <style:text-properties style:font-name="Arial" fo:font-size="13.5pt" fo:language="en" fo:country="IE" style:font-size-asian="13.5pt" style:font-name-complex="Arial" style:font-size-complex="13.5pt"/>
    </style:style>
    <style:style style:name="T73" style:family="text">
      <style:text-properties style:font-name="Arial" fo:font-size="13.5pt" fo:language="en" fo:country="IE" style:font-size-asian="13.5pt" style:font-name-complex="Arial" style:font-size-complex="13.5pt"/>
    </style:style>
    <style:style style:name="fr1" style:family="graphic" style:parent-style-name="Graphics">
      <style:graphic-properties fo:margin-left="0in" fo:margin-right="0in"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4">
      <text:list-level-style-number text:level="1" text:style-name="Numbering_20_Symbols" style:num-suffix="." style:num-format="1" text:start-value="4">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8">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h text:style-name="P1" text:outline-level="1">CS865 – Distributed Software Development</text:h>
          </table:table-cell>
        </table:table-row>
        <table:table-row table:style-name="Table1.1">
          <table:table-cell table:style-name="Table1.A2" office:value-type="string">
            <text:p text:style-name="P2">Lecture 8</text:p>
          </table:table-cell>
        </table:table-row>
      </table:table>
      <text:h text:style-name="P3" text:outline-level="3">Tannenbaum and Van Steen – Chapter 8</text:h>
      <text:p text:style-name="P4">Fault Tolerance</text:p>
      <text:p text:style-name="Standard"><text:span text:style-name="T1">Dealing successfully with </text:span><text:span text:style-name="T2">partial failure</text:span><text:span text:style-name="T1"> within a Distributed System. ( a review by </text:span><text:a xlink:type="simple" xlink:href="../../../../../../webstuffII/Distributed_Systems/Papers/gartner99fundamentals.pdf"><text:span text:style-name="T3">Gartner 1999</text:span></text:a><text:span text:style-name="T1">)</text:span></text:p>
      <text:p text:style-name="P5"><text:span text:style-name="T1">Key technique:</text:span><text:span text:style-name="T4"> </text:span><text:span text:style-name="T5">Redundancy</text:span><text:span text:style-name="T4">.</text:span></text:p>
      <text:p text:style-name="P6">Basic Concepts</text:p>
      <text:p text:style-name="Standard"><text:span text:style-name="T2">Fault Tolerance</text:span><text:span text:style-name="T1"> is closely related to the notion of “Dependability” </text:span></text:p>
      <text:p text:style-name="P7">In Distributed Systems, this is characterized under a number of headings:</text:p>
      <text:list text:style-name="WW8Num5">
        <text:list-item>
          <text:p text:style-name="P8"><text:span text:style-name="T2">Availability</text:span><text:span text:style-name="T1"> – the system is ready to be used immediately.</text:span></text:p>
        </text:list-item>
        <text:list-item>
          <text:p text:style-name="P9"><text:span text:style-name="T2">Reliability</text:span><text:span text:style-name="T1"> – the system can run continuously without failure.</text:span></text:p>
        </text:list-item>
        <text:list-item>
          <text:p text:style-name="P9"><text:span text:style-name="T2">Safety</text:span><text:span text:style-name="T1"> – if a system fails, nothing catastrophic will happen.</text:span></text:p>
        </text:list-item>
        <text:list-item>
          <text:p text:style-name="P10"><text:span text:style-name="T2">Maintainability</text:span><text:span text:style-name="T1"> – when a system fails, it can be repaired easily and quickly (and, sometimes, without its users noticing the failure).</text:span></text:p>
        </text:list-item>
      </text:list>
      <text:p text:style-name="P11">What Is “Failure”?</text:p>
      <text:p text:style-name="P5"><text:span text:style-name="T6">Definition:</text:span><text:span text:style-name="T1"> A system is said to “fail” when it </text:span><text:span text:style-name="T2">cannot meet</text:span><text:span text:style-name="T1"> its promises.</text:span></text:p>
      <text:list text:style-name="WW8Num14">
        <text:list-item>
          <text:p text:style-name="P12"><text:span text:style-name="T1">A failure is brought about by the </text:span><text:span text:style-name="T2">existence</text:span><text:span text:style-name="T1"> of “errors” in the system.</text:span></text:p>
        </text:list-item>
        <text:list-item>
          <text:p text:style-name="P13"><text:span text:style-name="T1">The </text:span><text:span text:style-name="T2">cause</text:span><text:span text:style-name="T1"> of an error is a “fault”.</text:span></text:p>
        </text:list-item>
        <text:list-item>
          <text:p text:style-name="P14"><text:span text:style-name="T1">Distinction between preventing, removing, and forecasting faults (</text:span><text:a xlink:type="simple" xlink:href="../../../../../../webstuffII/Distributed_Systems/Papers/Avizienis_al_2004_ART_Dependable_And_Secure_Computing%5B1%5D.pdf"><text:span text:style-name="T3">Avizienis et al., 2004</text:span></text:a><text:span text:style-name="T1">). </text:span></text:p>
        </text:list-item>
      </text:list>
      <text:list text:style-name="WW8Num1">
        <text:list-item>
          <text:p text:style-name="P15"><text:span text:style-name="T6">Fault tolerance </text:span><text:span text:style-name="T1">- meaning that a system can provide its services even in the presence of faults. </text:span></text:p>
          <text:list>
            <text:list-item>
              <text:list>
                <text:list-item>
                  <text:p text:style-name="P16">The system can tolerate faults and continue to operate normally.</text:p>
                </text:list-item>
              </text:list>
            </text:list-item>
          </text:list>
        </text:list-item>
      </text:list>
      <text:p text:style-name="Standard"> <text:span text:style-name="T6">Types of Faults</text:span></text:p>
      <text:list text:style-name="WW8Num33">
        <text:list-item>
          <text:p text:style-name="P17"><text:span text:style-name="T2">Transient Fault</text:span><text:span text:style-name="T1"> – appears once, then disappears.</text:span></text:p>
        </text:list-item>
        <text:list-item>
          <text:p text:style-name="P18"><text:span text:style-name="T2">Intermittent Fault</text:span><text:span text:style-name="T1"> – occurs, vanishes, reappears; but: follows no real pattern (worst kind).</text:span></text:p>
        </text:list-item>
        <text:list-item>
          <text:p text:style-name="P19"><text:span text:style-name="T2">Permanent Fault</text:span><text:span text:style-name="T1"> – once it occurs, only the replacement/repair of a faulty component will allow the DS to function normally.</text:span></text:p>
        </text:list-item>
      </text:list>
      <text:p text:style-name="Standard"/>
      <text:p text:style-name="P6">Failure Models</text:p>
      <text:p text:style-name="Standard"> <text:span text:style-name="T7">Different types of failures.</text:span><text:span text:style-name="T1"> (</text:span><text:a xlink:type="simple" xlink:href="../../../../../../webstuffII/Distributed_Systems/Papers/cristian93understanding.pdf"><text:span text:style-name="T3">Cristian 1991</text:span></text:a><text:span text:style-name="T1">) and (</text:span><text:a xlink:type="simple" xlink:href="../../../../../../webstuffII/Distributed_Systems/Papers/hadzilacos_ps.pdf"><text:span text:style-name="T3">Hadzilacos and Toueg 1993</text:span></text:a><text:span text:style-name="T1">).</text:span></text:p>
      <table:table table:name="Table2" table:style-name="Table2">
        <table:table-column table:style-name="Table2.A"/>
        <table:table-column table:style-name="Table2.B"/>
        <table:table-row table:style-name="Table2.1">
          <table:table-cell table:style-name="Table2.A1" office:value-type="string">
            <text:p text:style-name="P2">Type of failure</text:p>
          </table:table-cell>
          <table:table-cell table:style-name="Table2.B1" office:value-type="string">
            <text:p text:style-name="P2">Description</text:p>
          </table:table-cell>
        </table:table-row>
        <table:table-row table:style-name="Table2.1">
          <table:table-cell table:style-name="Table2.A2" office:value-type="string">
            <text:p text:style-name="P20">Crash failure</text:p>
          </table:table-cell>
          <table:table-cell table:style-name="Table2.B2" office:value-type="string">
            <text:p text:style-name="P20">A server halts, but is working correctly until it halts</text:p>
          </table:table-cell>
        </table:table-row>
        <table:table-row table:style-name="Table2.1">
          <table:table-cell table:style-name="Table2.A2" office:value-type="string">
            <text:p text:style-name="P21">Omission failure</text:p>
            <text:list text:style-name="WW8Num10">
              <text:list-item>
                <text:p text:style-name="P22">Receive omission</text:p>
              </text:list-item>
              <text:list-item>
                <text:p text:style-name="P23">Send omission</text:p>
              </text:list-item>
            </text:list>
          </table:table-cell>
          <table:table-cell table:style-name="Table2.B2" office:value-type="string">
            <text:p text:style-name="P21">A server fails to respond to incoming requests </text:p>
            <text:list text:style-name="WW8Num13">
              <text:list-item>
                <text:p text:style-name="P24">A server fails to receive incoming messages </text:p>
              </text:list-item>
              <text:list-item>
                <text:p text:style-name="P25">A server fails to send messages</text:p>
              </text:list-item>
            </text:list>
          </table:table-cell>
        </table:table-row>
        <table:table-row table:style-name="Table2.1">
          <table:table-cell table:style-name="Table2.A2" office:value-type="string">
            <text:p text:style-name="P20">Timing failure</text:p>
          </table:table-cell>
          <table:table-cell table:style-name="Table2.B2" office:value-type="string">
            <text:p text:style-name="P20">A server's response lies outside the specified time interval</text:p>
          </table:table-cell>
        </table:table-row>
        <table:table-row table:style-name="Table2.1">
          <table:table-cell table:style-name="Table2.A2" office:value-type="string">
            <text:p text:style-name="P21">Response failure</text:p>
            <text:list text:style-name="WW8Num16">
              <text:list-item>
                <text:p text:style-name="P26"> <text:span text:style-name="T2">Value failure</text:span></text:p>
              </text:list-item>
              <text:list-item>
                <text:p text:style-name="P27"> <text:span text:style-name="T2">State transition failure</text:span></text:p>
              </text:list-item>
            </text:list>
          </table:table-cell>
          <table:table-cell table:style-name="Table2.B2" office:value-type="string">
            <text:p text:style-name="P21">A server's response is incorrect </text:p>
            <text:list text:style-name="WW8Num39">
              <text:list-item>
                <text:p text:style-name="P28">The value of the response is wrong </text:p>
              </text:list-item>
              <text:list-item>
                <text:p text:style-name="P29">The server deviates from the correct flow of control</text:p>
              </text:list-item>
            </text:list>
          </table:table-cell>
        </table:table-row>
        <table:table-row table:style-name="Table2.1">
          <table:table-cell table:style-name="Table2.A2" office:value-type="string">
            <text:p text:style-name="P20">Arbitrary failure</text:p>
          </table:table-cell>
          <table:table-cell table:style-name="Table2.B2" office:value-type="string">
            <text:p text:style-name="P20">A server may produce arbitrary responses at arbitrary times</text:p>
          </table:table-cell>
        </table:table-row>
      </table:table>
      <text:p text:style-name="Standard"> </text:p>
      <text:p text:style-name="Standard"><text:span text:style-name="T8"> </text:span><text:span text:style-name="T9">Failure Masking by Redundancy</text:span></text:p>
      <text:p text:style-name="Standard"> <text:span text:style-name="T7">Strategy</text:span><text:span text:style-name="T1">: hide the occurrence of failure from other processes using </text:span><text:span text:style-name="T2">redundancy</text:span><text:span text:style-name="T1">. </text:span></text:p>
      <text:p text:style-name="P6">Three main types:</text:p>
      <text:list text:style-name="WW8Num32">
        <text:list-item>
          <text:p text:style-name="P30"><text:span text:style-name="T2">Information Redundancy</text:span><text:span text:style-name="T1"> – add extra bits to allow for error detection/recovery (e.g., Hamming codes and the like).</text:span></text:p>
        </text:list-item>
        <text:list-item>
          <text:p text:style-name="P31"><text:span text:style-name="T2">Time Redundancy</text:span><text:span text:style-name="T1"> – perform operation and, if needs be, perform it again. </text:span></text:p>
          <text:list>
            <text:list-item>
              <text:list>
                <text:list-item>
                  <text:p text:style-name="P32">Think about how transactions work (BEGIN/END/COMMIT/ABORT).</text:p>
                </text:list-item>
              </text:list>
            </text:list-item>
          </text:list>
        </text:list-item>
        <text:list-item>
          <text:p text:style-name="P33"><text:span text:style-name="T2">Physical Redundancy</text:span><text:span text:style-name="T1"> – add extra (duplicate) hardware and/or software to the system.</text:span></text:p>
        </text:list-item>
      </text:list>
      <text:p text:style-name="P34"/>
      <text:p text:style-name="P11">Distributed Systems Fault Tolerance Topics</text:p>
      <text:list text:style-name="WW8Num8">
        <text:list-item>
          <text:p text:style-name="P35">Process Resilience</text:p>
        </text:list-item>
        <text:list-item>
          <text:p text:style-name="P36">Reliable Client/Server Communications</text:p>
        </text:list-item>
        <text:list-item>
          <text:p text:style-name="P36">Reliable Group Communciation</text:p>
        </text:list-item>
        <text:list-item>
          <text:p text:style-name="P36">Distributed COMMIT</text:p>
        </text:list-item>
        <text:list-item>
          <text:p text:style-name="P37">Recovery Strategie</text:p>
        </text:list-item>
      </text:list>
      <text:p text:style-name="Standard"/>
      <text:p text:style-name="P38">Process Resilience</text:p>
      <text:p text:style-name="Standard"><text:span text:style-name="T10">(</text:span><text:a xlink:type="simple" xlink:href="../../../../../../webstuffII/Distributed_Systems/Papers/guerraoui_r4068.pdf"><text:span text:style-name="T11">Guerraoui and Schiper, 1997</text:span></text:a><text:span text:style-name="T9">)</text:span></text:p>
      <text:list text:style-name="WW8Num26">
        <text:list-item>
          <text:p text:style-name="P39"><text:span text:style-name="T1">Processes can be made fault tolerant by arranging to have a group of processes, with each member of the group being </text:span><text:span text:style-name="T2">identical</text:span><text:span text:style-name="T1"> .</text:span></text:p>
        </text:list-item>
        <text:list-item>
          <text:p text:style-name="P40"><text:span text:style-name="T1">A message sent to the group is delivered to all of the “copies” of the process (the group members), and then </text:span><text:span text:style-name="T2">only one </text:span><text:span text:style-name="T1">of them performs the required service.</text:span></text:p>
        </text:list-item>
        <text:list-item>
          <text:p text:style-name="P41">If one of the processes fail, it is assumed that one of the others will still be able to function (and service any pending request or operation</text:p>
        </text:list-item>
      </text:list>
      <text:p text:style-name="Standard"/>
      <text:p text:style-name="P6">Flat Groups versus Hierarchical Groups</text:p>
      <text:p text:style-name="P7">(a) Communication in a flat group. (b) Communication in a simple hierarchical group.</text:p>
      <text:p text:style-name="Standard"> <text:span text:style-name="T1"> </text:span><text:span text:style-name="T1"><draw:frame draw:style-name="fr1" draw:name="graphics1" text:anchor-type="as-char" svg:width="7.1161in" svg:height="3.3028in" draw:z-index="0"><draw:image xlink:href="../../Chapter8_files/image004.jpg" xlink:type="simple" xlink:show="embed" xlink:actuate="onLoad"/></draw:frame></text:span><text:span text:style-name="T1"> </text:span></text:p>
      <text:p text:style-name="Text_20_body"> <text:span text:style-name="T7">Communication in a flat group</text:span><text:span text:style-name="T1"> – all the processes are equal, decisions are made collectively. </text:span></text:p>
      <text:list text:style-name="WW8Num2">
        <text:list-item>
          <text:p text:style-name="P42"><text:span text:style-name="T12">Note</text:span><text:span text:style-name="T13">:</text:span><text:span text:style-name="T1"> no single point-of-failure, however: decision making is complicated as consensus is required.</text:span></text:p>
        </text:list-item>
      </text:list>
      <text:p text:style-name="Text_20_body"><text:span text:style-name="T7">Communication in a simple hierarchical group</text:span><text:span text:style-name="T1"> - one of the processes is elected to be the coordinator, which selects another process (a worker) to perform the operation. </text:span></text:p>
      <text:list text:style-name="WW8Num36">
        <text:list-item>
          <text:p text:style-name="P43"><text:span text:style-name="T12">Note</text:span><text:span text:style-name="T13">:</text:span><text:span text:style-name="T1"> single point-of failure, however: decisions are easily and quickly made by the coordinator without first having to get consensus.</text:span></text:p>
        </text:list-item>
      </text:list>
      <text:p text:style-name="Standard"/>
      <text:p text:style-name="P6">Failure Masking and Replication</text:p>
      <text:p text:style-name="Text_20_body"> <text:span text:style-name="T1">By organizing a</text:span> <text:span text:style-name="T14">fault tolerant group of processes</text:span><text:span text:style-name="T4"> , we can protect a single vulnerable process.</text:span></text:p>
      <text:p text:style-name="P44">Two approaches to arranging the replication of the group:</text:p>
      <text:list text:style-name="WW8Num25">
        <text:list-item>
          <text:p text:style-name="P45">Primary (backup) Protocols</text:p>
        </text:list-item>
      </text:list>
      <text:list text:style-name="WW8Num22">
        <text:list-item>
          <text:p text:style-name="P46">A group of processes is organized in a hierarchical fashion in which a primary coordinates all write operations. </text:p>
        </text:list-item>
        <text:list-item>
          <text:p text:style-name="P46">When the primary crashes, the backups execute some election algorithm to choose a new primary.</text:p>
        </text:list-item>
      </text:list>
      <text:list text:style-name="WW8Num37">
        <text:list-item>
          <text:p text:style-name="P47">Replicated-Write Protocols</text:p>
        </text:list-item>
      </text:list>
      <text:list text:style-name="WW8Num6">
        <text:list-item>
          <text:p text:style-name="P48">Replicated-write protocols are used in the form of active replication, as well as by means of quorum-based protocols.</text:p>
        </text:list-item>
        <text:list-item>
          <text:p text:style-name="P48">Solutions correspond to organizing a collection of identical processes into a flat group. </text:p>
        </text:list-item>
        <text:list-item>
          <text:p text:style-name="P48">Adv. - these groups have no single point of failure, at the cost of distributed coordination.</text:p>
        </text:list-item>
      </text:list>
      <text:p text:style-name="Text_20_body"> <text:span text:style-name="T6">Agreement in Faulty Systems</text:span></text:p>
      <text:p text:style-name="Standard"><text:span text:style-name="T15">Goal of distributed agreement algorithms</text:span><text:span text:style-name="T1"> - have all the non-faulty processes reach consensus on some issue, and to establish that consensus within a finite number of steps. </text:span></text:p>
      <text:p text:style-name="P49">Complications:</text:p>
      <text:list text:style-name="WW8Num40">
        <text:list-item>
          <text:p text:style-name="P50">Different assumptions about the underlying system require different solutions, assuming solutions even exist. </text:p>
        </text:list-item>
        <text:list-item>
          <text:p text:style-name="P51"><text:span text:style-name="T1">T</text:span><text:a xlink:type="simple" xlink:href="../../../../../../webstuffII/Distributed_Systems/Papers/Turek-ManyFacesOfConsensus.pdf"><text:span text:style-name="T3">urek and Shasha (1992)</text:span></text:a><text:span text:style-name="T1"> distinguish the following cases:</text:span></text:p>
        </text:list-item>
      </text:list>
      <text:list text:style-name="L2">
        <text:list-item>
          <text:p text:style-name="P52"><text:span text:style-name="T15">Synchronous versus asynchronous systems</text:span><text:span text:style-name="T1">. A system is synchronous if and only if the processes are known to operate in a lock-step mode. Formally, this means that there should be some constant c &gt;= 1, such that if any processor has taken c + 1 steps, every other process has taken at least 1 step. A system that is not synchronous is said to be asynchronous.</text:span></text:p>
        </text:list-item>
        <text:list-item>
          <text:p text:style-name="P52"><text:span text:style-name="T15">Communication delay is bounded or not</text:span><text:span text:style-name="T1">. Delay is bounded if and only if we know that every message is delivered with a globally and predetermined maximum time.</text:span></text:p>
        </text:list-item>
        <text:list-item>
          <text:p text:style-name="P52"><text:span text:style-name="T15">Message delivery is ordered or not</text:span><text:span text:style-name="T1">. In other words, we distinguish the situation where messages from the same sender are delivered in the order that they were sent, from the situation in which we do not have such guarantees.</text:span></text:p>
        </text:list-item>
        <text:list-item>
          <text:p text:style-name="P53">Message transmission is done through unicasting or multicasting.</text:p>
        </text:list-item>
      </text:list>
      <text:list text:style-name="WW8Num19">
        <text:list-item>
          <text:p text:style-name="P54">Only Circumstances under which distributed agreement can be reached. </text:p>
        </text:list-item>
      </text:list>
      <text:p text:style-name="Standard"><draw:frame draw:style-name="fr1" draw:name="graphics2" text:anchor-type="as-char" svg:width="7.1035in" svg:height="2.9071in" draw:z-index="1"><draw:image xlink:href="../../Chapter8_files/image006.jpg" xlink:type="simple" xlink:show="embed" xlink:actuate="onLoad"/></draw:frame>  </text:p>
      <text:list text:style-name="WW8Num9">
        <text:list-item>
          <text:p text:style-name="P55"> <text:span text:style-name="T7">In all other cases, it can be shown that no solution exists.</text:span></text:p>
        </text:list-item>
      </text:list>
      <text:p text:style-name="Standard"><text:span text:style-name="T16">Note </text:span><text:span text:style-name="T7">- </text:span><text:span text:style-name="T1">most distributed systems in practice assume that processes behave asynchronously, message transmission is unicast, and communication delays are unbounded. </text:span> </text:p>
      <text:list text:style-name="WW8Num29">
        <text:list-item>
          <text:p text:style-name="P56"><text:span text:style-name="T1">Known as the </text:span><text:span text:style-name="T17">Byzantine agreement problem</text:span><text:span text:style-name="T1"> (</text:span><text:a xlink:type="simple" xlink:href="../../../../../../webstuffII/Distributed_Systems/Papers/lamport82byzantine.pdf"><text:span text:style-name="T3">Lamport et al. 1982</text:span></text:a><text:span text:style-name="T1">)</text:span></text:p>
        </text:list-item>
      </text:list>
      <text:p text:style-name="P57"><text:span text:style-name="T18"> </text:span><text:span text:style-name="T19">History Lesson: The Byzantine Empire</text:span></text:p>
      <text:list text:style-name="L3">
        <text:list-item>
          <text:p text:style-name="P58"><text:span text:style-name="T20">Time</text:span><text:span text:style-name="T21">: </text:span><text:span text:style-name="T22">330-1453 AD.</text:span></text:p>
        </text:list-item>
        <text:list-item>
          <text:p text:style-name="P58"><text:span text:style-name="T20">Place</text:span><text:span text:style-name="T22">: Balkans and Modern Turkey.</text:span></text:p>
        </text:list-item>
        <text:list-item>
          <text:p text:style-name="P58"><text:span text:style-name="T22">Endless conspiracies, intrigue, and untruthfullness were alleged to be common practice in the ruling circles of the day (</text:span><text:span text:style-name="T20">sounds strangely familiar …</text:span><text:span text:style-name="T22"> ).</text:span></text:p>
        </text:list-item>
        <text:list-item>
          <text:p text:style-name="P58"><text:span text:style-name="T22">That is: it was typical for intentionally wrong and malicious activity to </text:span><text:span text:style-name="T21">o</text:span><text:span text:style-name="T22">ccur among the ruling group. A similar occurance can surface in a DS, and is known as ‘byzantine failure’. </text:span></text:p>
        </text:list-item>
        <text:list-item>
          <text:p text:style-name="P58"><text:span text:style-name="T23">Question</text:span><text:span text:style-name="T24">:</text:span><text:span text:style-name="T21"> </text:span><text:span text:style-name="T22">how do we deal with such malicious group members within a distributed system?</text:span></text:p>
        </text:list-item>
      </text:list>
      <text:p text:style-name="P34"/>
      <text:p text:style-name="P59">How does a process group deal with a faulty member?</text:p>
      <text:p text:style-name="P60">The “Byzantine Generals Problem” for 3 loyal generals and 1 traitor.</text:p>
      <text:list text:style-name="WW8Num31">
        <text:list-item>
          <text:p text:style-name="P61">The generals announce their troop strengths (in units of 1 kilosoldiers) to the other members of the group by sending a message.</text:p>
        </text:list-item>
        <text:list-item>
          <text:p text:style-name="P62">The vectors that each general assembles based on (a), each general knows their own strength. They then send their vectors to all the other generals.</text:p>
        </text:list-item>
        <text:list-item>
          <text:p text:style-name="P63">The vectors that each general receives in step 3. It is clear to all that General 3 is the traitor. In each ‘column’, the majority value is assumed to be correct.</text:p>
        </text:list-item>
      </text:list>
      <text:p text:style-name="Standard"><draw:frame draw:style-name="fr1" draw:name="graphics3" text:anchor-type="as-char" svg:width="2.5618in" svg:height="2.8016in" draw:z-index="2"><draw:image xlink:href="../../Chapter8_files/image008.jpg" xlink:type="simple" xlink:show="embed" xlink:actuate="onLoad"/></draw:frame>   <draw:frame draw:style-name="fr1" draw:name="graphics4" text:anchor-type="as-char" svg:width="5.4689in" svg:height="1.689in" draw:z-index="3"><draw:image xlink:href="../../Chapter8_files/image010.jpg" xlink:type="simple" xlink:show="embed" xlink:actuate="onLoad"/></draw:frame> </text:p>
      <text:p text:style-name="Standard"><text:span text:style-name="T16">Goal </text:span><text:span text:style-name="T1">of Byzantine agreement is that consensus is reached on the value for the non-faulty processes only.</text:span></text:p>
      <text:p text:style-name="P7"/>
      <text:p text:style-name="P6">Solution in computer terms:</text:p>
      <text:list text:style-name="L4">
        <text:list-item>
          <text:p text:style-name="P64">Assume that processes are synchronous, messages are unicast while preserving ordering, and communication delay is bounded. </text:p>
        </text:list-item>
        <text:list-item>
          <text:p text:style-name="P65">Assume N processes, where each process i will provide a value vi to the others. </text:p>
        </text:list-item>
      </text:list>
      <text:list text:style-name="L5">
        <text:list-item>
          <text:p text:style-name="P66"><text:span text:style-name="T15">Goal </text:span><text:span text:style-name="T1">- let each process construct a vector V of length N, such that if process i is non-faulty, V [i ] = vi</text:span></text:p>
        </text:list-item>
        <text:list-item>
          <text:p text:style-name="P67">ELSE V [i ] is undefined. </text:p>
        </text:list-item>
        <text:list-item>
          <text:p text:style-name="P67">We assume that there are at most k faulty processes.</text:p>
        </text:list-item>
        <text:list-item>
          <text:p text:style-name="P68">Algorithm for the case of N = 4 and k = 1. </text:p>
        </text:list-item>
      </text:list>
      <text:p text:style-name="P69"/>
      <text:list text:style-name="L5">
        <text:list-item text:start-value="1">
          <text:p text:style-name="P70">Algorithm operates in four steps. </text:p>
        </text:list-item>
      </text:list>
      <text:list text:style-name="WW8Num18">
        <text:list-item>
          <text:p text:style-name="P71">Every non-faulty process i sends vi to every other process using reliable unicasting. </text:p>
        </text:list-item>
      </text:list>
      <text:list text:style-name="L6">
        <text:list-item>
          <text:p text:style-name="P72">Faulty processes may send anything and different values to different processes. </text:p>
        </text:list-item>
        <text:list-item>
          <text:p text:style-name="P72">Let vi =i. In (Fig.a) t process 1 reports 1, process 2 reports 2, process 3 lies to everyone, giving x, y, and z, respectively, and process 4 reports a value of 4. </text:p>
        </text:list-item>
      </text:list>
      <text:list text:style-name="WW8Num18" text:continue-numbering="true">
        <text:list-item>
          <text:p text:style-name="P71">The results of the announcements of step 1 are collected together in the form of the vectors (Fig.b).</text:p>
        </text:list-item>
        <text:list-item>
          <text:p text:style-name="P71">Every process passes its vector from (Fig.b) to every other process. </text:p>
        </text:list-item>
      </text:list>
      <text:list text:style-name="L7">
        <text:list-item>
          <text:p text:style-name="P73">Every process gets three vectors, one from every other process. </text:p>
        </text:list-item>
        <text:list-item>
          <text:p text:style-name="P73">Process 3 lies, inventing 12 new values, a through l. </text:p>
        </text:list-item>
        <text:list-item>
          <text:p text:style-name="P73">Results in (Fig.c). </text:p>
        </text:list-item>
      </text:list>
      <text:list text:style-name="WW8Num18" text:continue-numbering="true">
        <text:list-item>
          <text:p text:style-name="P71">Each process examines the ith element of each of the newly received vectors. </text:p>
        </text:list-item>
      </text:list>
      <text:list text:style-name="L8">
        <text:list-item>
          <text:p text:style-name="P74">If any value has a majority, that value is put into the result vector. </text:p>
        </text:list-item>
        <text:list-item>
          <text:p text:style-name="P74">If no value has a majority, the corresponding element of the result vector is marked UNKNOWN. </text:p>
        </text:list-item>
        <text:list-item>
          <text:p text:style-name="P74">From (Fig.c) - 1, 2, and 4 all come to agreement on the values for v1, v2, and v4, which is the correct result. </text:p>
        </text:list-item>
        <text:list-item>
          <text:p text:style-name="P74">What these processes conclude regarding v 3 cannot be decided, but is also irrelevant. </text:p>
        </text:list-item>
      </text:list>
      <text:p text:style-name="Standard"> </text:p>
      <text:p text:style-name="P6">Example Again:</text:p>
      <text:p text:style-name="P75">With 2 loyal generals and 1 traitor.  </text:p>
      <text:p text:style-name="P75"><text:span text:style-name="T25">Note:</text:span> It is no longer possible to determine the majority value in each column, and the algorithm has failed to produce agreement. </text:p>
      <text:list text:style-name="L9">
        <text:list-item>
          <text:p text:style-name="P76"><text:a xlink:type="simple" xlink:href="../../../../../../webstuffII/Distributed_Systems/Papers/lamport82byzantine.pdf"><text:span text:style-name="T26">Lamport et al. (1982)</text:span></text:a><text:span text:style-name="T1"> proved that in a system with k faulty processes, agreement can be achieved only if 2k + 1 correctly functioning processes are present, for a total of 3k + 1. </text:span></text:p>
        </text:list-item>
      </text:list>
      <text:list text:style-name="L10">
        <text:list-item>
          <text:p text:style-name="P77">Agreement is possible only if more than two-thirds of the processes are working properly.</text:p>
        </text:list-item>
      </text:list>
      <text:p text:style-name="Standard"> </text:p>
      <text:p text:style-name="P78">Two correct process and one faulty process.</text:p>
      <text:p text:style-name="Standard"><draw:frame draw:style-name="fr1" draw:name="graphics5" text:anchor-type="as-char" svg:width="3.198in" svg:height="2.1445in" draw:z-index="4"><draw:image xlink:href="../../Chapter8_files/image012.jpg" xlink:type="simple" xlink:show="embed" xlink:actuate="onLoad"/></draw:frame>        <draw:frame draw:style-name="fr1" draw:name="graphics6" text:anchor-type="as-char" svg:width="1.7398in" svg:height="1.428in" draw:z-index="5"><draw:image xlink:href="../../Chapter8_files/image014.jpg" xlink:type="simple" xlink:show="embed" xlink:actuate="onLoad"/></draw:frame>       <draw:frame draw:style-name="fr1" draw:name="graphics7" text:anchor-type="as-char" svg:width="1.8835in" svg:height="1.428in" draw:z-index="6"><draw:image xlink:href="../../Chapter8_files/image016.jpg" xlink:type="simple" xlink:show="embed" xlink:actuate="onLoad"/></draw:frame> </text:p>
      <text:p text:style-name="Standard"> </text:p>
      <text:p text:style-name="Standard"> </text:p>
      <text:p text:style-name="P79">Reliable Client-Server Communication</text:p>
      <text:p text:style-name="P80"/>
      <text:p text:style-name="P81">Kinds of Failures:</text:p>
      <text:list text:style-name="L11">
        <text:list-item>
          <text:p text:style-name="P82"><text:span text:style-name="T27">Crash</text:span><text:span text:style-name="T28"> </text:span><text:span text:style-name="T29">(system halts); </text:span></text:p>
        </text:list-item>
        <text:list-item>
          <text:p text:style-name="P83"><text:span text:style-name="T30">Omission </text:span><text:span text:style-name="T31">(incoming request ignored); </text:span></text:p>
        </text:list-item>
        <text:list-item>
          <text:p text:style-name="P83"><text:span text:style-name="T30">Timing </text:span><text:span text:style-name="T31">(responding too soon or too late); </text:span></text:p>
        </text:list-item>
        <text:list-item>
          <text:p text:style-name="P83"><text:span text:style-name="T30">Response </text:span><text:span text:style-name="T31">(getting the order wrong); </text:span></text:p>
        </text:list-item>
        <text:list-item>
          <text:p text:style-name="P83"><text:span text:style-name="T30">Arbitrary/Byzantine </text:span><text:span text:style-name="T31">(indeterminate, unpredictable). </text:span></text:p>
        </text:list-item>
      </text:list>
      <text:p text:style-name="Standard"/>
      <text:p text:style-name="P84"/>
      <text:p text:style-name="P85">Detecting process failures:</text:p>
      <text:list text:style-name="L12">
        <text:list-item>
          <text:p text:style-name="P86">Processes actively send "are you alive?" messages to each other (for which they obviously expect an answer)</text:p>
        </text:list-item>
      </text:list>
      <text:list text:style-name="L13">
        <text:list-item>
          <text:p text:style-name="P87">Makes sense only when it can be guaranteed that there is enough communication between processes.</text:p>
        </text:list-item>
      </text:list>
      <text:list text:style-name="L12" text:continue-numbering="true">
        <text:list-item>
          <text:p text:style-name="P86">Processes passively wait until messages come in from different processes. <text:s/></text:p>
        </text:list-item>
      </text:list>
      <text:list text:style-name="L14">
        <text:list-item>
          <text:p text:style-name="P88">In practice, actively pinging processes is usually followed.</text:p>
        </text:list-item>
      </text:list>
      <text:p text:style-name="P89"/>
      <text:p text:style-name="P90"><text:span text:style-name="T32">Example: RPC Semantics and Failures</text:span> </text:p>
      <text:p text:style-name="P91">Remote Procedure Call (<text:span text:style-name="T31">RPC) mechanism works well as long as both the client and server function perfectly!!! </text:span></text:p>
      <text:p text:style-name="P89"/>
      <text:p text:style-name="P92">Five classes of RPC failure can be identified: </text:p>
      <text:list text:style-name="L15">
        <text:list-item>
          <text:p text:style-name="P93"><text:span text:style-name="T30">The client cannot locate the server</text:span><text:span text:style-name="T31">, so no request can be sent. </text:span></text:p>
        </text:list-item>
        <text:list-item>
          <text:p text:style-name="P93"><text:span text:style-name="T30">The client’s request to the server is lost</text:span><text:span text:style-name="T31">, so no response is returned by the server to the waiting client. </text:span></text:p>
        </text:list-item>
        <text:list-item>
          <text:p text:style-name="P93"><text:span text:style-name="T30">The server crashes after receiving the request</text:span><text:span text:style-name="T31">, and the service request is left acknowledged, but undone. </text:span></text:p>
        </text:list-item>
        <text:list-item>
          <text:p text:style-name="P93"><text:span text:style-name="T30">The server’s reply is lost on its way to the client</text:span><text:span text:style-name="T31">, the service has completed, but the results never arrive at the client </text:span></text:p>
        </text:list-item>
        <text:list-item>
          <text:p text:style-name="P93"><text:span text:style-name="T30">The client crashes after sending its request</text:span><text:span text:style-name="T31">, and the server sends a reply to a newly-restarted client that may not be expecting it.</text:span> </text:p>
        </text:list-item>
      </text:list>
      <text:p text:style-name="P94"/>
      <text:p text:style-name="P7">A server in client-server communication. </text:p>
      <text:p text:style-name="P7">(a). A request arrives, is carried out, and a reply is sent. </text:p>
      <text:p text:style-name="P7">(b). A request arrives and is carried out, just as before, but the server crashes before it can send the reply. </text:p>
      <text:p text:style-name="P7">(c). Again a request arrives, but this time the server crashes before it can even be carried out. And, no reply is sent back.</text:p>
      <text:p text:style-name="Standard"> <draw:frame draw:style-name="fr1" draw:name="graphics8" text:anchor-type="as-char" svg:width="4.4366in" svg:height="1.4909in" draw:z-index="9"><draw:image xlink:href="../../Chapter8_files/image018.jpg" xlink:type="simple" xlink:show="embed" xlink:actuate="onLoad"/></draw:frame>   <draw:frame draw:style-name="fr1" draw:name="graphics9" text:anchor-type="as-char" svg:width="1.9799in" svg:height="1.5in" draw:z-index="10"><draw:image xlink:href="../../Chapter8_files/image020.jpg" xlink:type="simple" xlink:show="embed" xlink:actuate="onLoad"/></draw:frame> </text:p>
      <text:p text:style-name="Standard"> </text:p>
      <text:p text:style-name="Standard"> </text:p>
      <text:p text:style-name="P95">Server crashes are dealt with by implementing one of three possible implementation philosophies: </text:p>
      <text:list text:style-name="L16">
        <text:list-item>
          <text:p text:style-name="P96"><text:span text:style-name="T33">At least once semantics</text:span><text:span text:style-name="T34">:</text:span><text:span text:style-name="T31"> a guarantee is given that the RPC occurred at least once, but (also) possibly more that once. </text:span></text:p>
        </text:list-item>
        <text:list-item>
          <text:p text:style-name="P97"><text:span text:style-name="T33">At most once semantics</text:span><text:span text:style-name="T31">: a guarantee is given that the RPC occurred at most once, but possibly not at all. </text:span></text:p>
        </text:list-item>
        <text:list-item>
          <text:p text:style-name="P97"><text:span text:style-name="T33">No semantics</text:span><text:span text:style-name="T31">: nothing is guaranteed, and client and servers take their chances! </text:span></text:p>
        </text:list-item>
      </text:list>
      <text:p text:style-name="P84"/>
      <text:p text:style-name="P91"><text:span text:style-name="T35">•</text:span><text:span text:style-name="T31">It has proved difficult to provide </text:span><text:span text:style-name="T30">exactly once semantics</text:span><text:span text:style-name="T31">. </text:span></text:p>
      <text:p text:style-name="P80"/>
      <text:p text:style-name="P98">Lost replies are difficult to deal with.  </text:p>
      <text:list text:style-name="L17">
        <text:list-item>
          <text:p text:style-name="P99"><text:span text:style-name="T30">Why </text:span><text:span text:style-name="T31">was there no reply?  </text:span></text:p>
        </text:list-item>
        <text:list-item>
          <text:p text:style-name="P100">Is the server <text:span text:style-name="T36">dead</text:span>, <text:span text:style-name="T36">slow</text:span>, or did the reply just go <text:span text:style-name="T36">missing</text:span>?  </text:p>
        </text:list-item>
      </text:list>
      <text:p text:style-name="P89"/>
      <text:p text:style-name="P101">A request that can be repeated any number of times without any nasty side-effects is said to be idempotent.  </text:p>
      <text:list text:style-name="L18">
        <text:list-item>
          <text:p text:style-name="P102">(For example: a read of a static web-page is said to be idempotent). </text:p>
        </text:list-item>
      </text:list>
      <text:p text:style-name="P89"/>
      <text:p text:style-name="P103"><text:span text:style-name="T30">Nonidempotent</text:span> <text:span text:style-name="T31">requests (for example, the electronic transfer of funds) are a little harder to deal with.  </text:span></text:p>
      <text:list text:style-name="L19">
        <text:list-item>
          <text:p text:style-name="P104">A common solution is to employ <text:span text:style-name="T36">unique sequence numbers</text:span>.  </text:p>
        </text:list-item>
        <text:list-item>
          <text:p text:style-name="P104">Another technique is the inclusion of additional bits in a retransmission to identify it as such to the server. </text:p>
        </text:list-item>
      </text:list>
      <text:p text:style-name="Standard"/>
      <text:p text:style-name="Standard"/>
      <text:p text:style-name="P105">Client Crashes</text:p>
      <text:p text:style-name="P80"><text:span text:style-name="T31">When a client crashes, and when an ‘old’ reply arrives, such a reply is known as an </text:span><text:span text:style-name="T37">orphan</text:span><text:span text:style-name="T31">. </text:span></text:p>
      <text:p text:style-name="P89"/>
      <text:p text:style-name="P95">Four orphan solutions have been proposed: </text:p>
      <text:list text:style-name="L20">
        <text:list-item>
          <text:p text:style-name="P106"><text:span text:style-name="T38">extermination</text:span> <text:span text:style-name="T31">(the orphan is simply killed-off), </text:span></text:p>
        </text:list-item>
        <text:list-item>
          <text:p text:style-name="P107"><text:span text:style-name="T38">reincarnation</text:span> <text:span text:style-name="T31">(each client session has an </text:span><text:span text:style-name="T30">epoch</text:span> <text:span text:style-name="T31">associated with it, making orphans easy to spot), </text:span></text:p>
        </text:list-item>
        <text:list-item>
          <text:p text:style-name="P107"><text:span text:style-name="T38">gentle reincarnation</text:span> <text:span text:style-name="T31">(when a new epoch is identified, an attempt is made to locate a requests owner, otherwise the orphan is killed), </text:span></text:p>
        </text:list-item>
        <text:list-item>
          <text:p text:style-name="P107"><text:span text:style-name="T38">expiration</text:span><text:span text:style-name="T39"> </text:span><text:span text:style-name="T31">(if the RPC cannot be completed within a stardard amount of time, it is assumed to have expired). </text:span></text:p>
        </text:list-item>
      </text:list>
      <text:p text:style-name="P84"/>
      <text:p text:style-name="P89">In practice, however, none of these methods are desirable for dealing with orphans.  </text:p>
      <text:p text:style-name="P80"><text:span text:style-name="T40">Orphan elimination is discussed in more detail by </text:span><text:a xlink:type="simple" xlink:href="../../../../../../webstuffII/Distributed_Systems/Papers/panzieri_.pdf"><text:span text:style-name="T26">Panzieri and Shrivastava (1988)</text:span></text:a><text:span text:style-name="T1">.</text:span></text:p>
      <text:p text:style-name="Standard"> </text:p>
      <text:p text:style-name="Standard"> </text:p>
      <text:p text:style-name="P79">Reliable Group Communication</text:p>
      <text:p text:style-name="P95">Reliable multicast services guarantee that all messages are delivered to all members of a process group. </text:p>
      <text:list text:style-name="L21">
        <text:list-item>
          <text:p text:style-name="P108"><text:span text:style-name="T31">Sounds simple, but is surprisingly </text:span><text:span text:style-name="T30">tricky</text:span> <text:span text:style-name="T31">(as multicasting services tend to be </text:span><text:span text:style-name="T30">inherently </text:span><text:span text:style-name="T31">unreliable). </text:span></text:p>
        </text:list-item>
      </text:list>
      <text:p text:style-name="P89"/>
      <text:p text:style-name="P91"><text:span text:style-name="T41">Small group</text:span><text:span text:style-name="T31">: multiple, reliable point-to-point channels will do the job, however, such a </text:span><text:span text:style-name="T34">solution </text:span><text:span text:style-name="T33">scales poorly</text:span> <text:span text:style-name="T31">as the group membership grows.  </text:span></text:p>
      <text:list text:style-name="L22">
        <text:list-item>
          <text:p text:style-name="P109"><text:span text:style-name="T31">What happens if a process </text:span><text:span text:style-name="T30">joins</text:span> <text:span text:style-name="T31">the group during communication?  </text:span></text:p>
        </text:list-item>
        <text:list-item>
          <text:p text:style-name="P110"><text:span text:style-name="T42">Worse:</text:span><text:span text:style-name="T43"> what happens if the sender of the multiple, reliable point-to-point channels </text:span><text:span text:style-name="T44">crashes</text:span><text:span text:style-name="T45"> </text:span><text:span text:style-name="T43">half way through sending the messages?</text:span> </text:p>
        </text:list-item>
      </text:list>
      <text:p text:style-name="Standard"/>
      <text:p text:style-name="P38">Basic Reliable-Multicasting Schemes</text:p>
      <text:p text:style-name="Standard"><text:span text:style-name="T45">Simple solution to reliable multicasting when </text:span><text:span text:style-name="T46">all receivers are known</text:span><text:span text:style-name="T45"> and are assumed </text:span><text:span text:style-name="T46">not to fail</text:span><text:span text:style-name="T45">.  </text:span></text:p>
      <text:list text:style-name="L23">
        <text:list-item>
          <text:p text:style-name="P111">The sending process assigns a sequence number to outgoing messages (making it easy to spot when a message is missing).<text:span text:style-name="T36"> </text:span></text:p>
        </text:list-item>
        <text:list-item>
          <text:p text:style-name="P112">Assume that messages are received in the order they are sent. </text:p>
        </text:list-item>
        <text:list-item>
          <text:p text:style-name="P112">Each multicast message is stored locally in a history buffer at the sender. </text:p>
        </text:list-item>
        <text:list-item>
          <text:p text:style-name="P112">Assuming the receivers are known to the sender, the sender simply keeps the message in its history buffer until each receiver has returned an acknowledgment. </text:p>
        </text:list-item>
        <text:list-item>
          <text:p text:style-name="P112">If a receiver detects it is missing a message, it may return a negative acknowledgment, requesting the sender for a retransmission. </text:p>
        </text:list-item>
      </text:list>
      <text:p text:style-name="Standard"> </text:p>
      <text:p text:style-name="P80"><text:span text:style-name="T35">a)</text:span>Message transmission – note that the third receiver is expecting 24. </text:p>
      <text:p text:style-name="P80"><text:span text:style-name="T35">b)</text:span>Reporting feedback – the third receiver informs the sender. </text:p>
      <text:p text:style-name="Standard"><draw:frame draw:style-name="fr1" draw:name="graphics11" text:anchor-type="as-char" svg:width="7.1161in" svg:height="4.4071in" draw:z-index="11"><draw:image xlink:href="../../Chapter8_files/image024.jpg" xlink:type="simple" xlink:show="embed" xlink:actuate="onLoad"/></draw:frame> </text:p>
      <text:list text:style-name="L24">
        <text:list-item>
          <text:p text:style-name="P113"><text:span text:style-name="T45">But, how long does the sender keep its </text:span><text:span text:style-name="T46">history-buffer </text:span><text:span text:style-name="T45">populated? </text:span></text:p>
        </text:list-item>
        <text:list-item>
          <text:p text:style-name="P114">Also, such schemes <text:span text:style-name="T47">perform poorly</text:span> as the group grows … there are <text:span text:style-name="T36">too many </text:span>ACKs. </text:p>
        </text:list-item>
      </text:list>
      <text:p text:style-name="Standard"> </text:p>
      <text:p text:style-name="Standard"> <text:span text:style-name="T1">A extensive and detailed survey of total-order broadcasts can be found in </text:span><text:a xlink:type="simple" xlink:href="../../../../../../webstuffII/Distributed_Systems/Papers/defago_200356.pdf"><text:span text:style-name="T26">Defago et al. (2004)</text:span></text:a><text:span text:style-name="T1">.</text:span></text:p>
      <text:p text:style-name="Standard"> </text:p>
      <text:p text:style-name="P38">Scalability in Reliable Multicasting</text:p>
      <text:list text:style-name="L25">
        <text:list-item>
          <text:p text:style-name="P115"><text:span text:style-name="T31">Receivers </text:span><text:span text:style-name="T30">never</text:span> <text:span text:style-name="T31">acknowledge successful delivery. </text:span></text:p>
        </text:list-item>
        <text:list-item>
          <text:p text:style-name="P116">Only missing messages are reported. </text:p>
        </text:list-item>
        <text:list-item>
          <text:p text:style-name="P116">Negative acknoledgements (NACK) are multicast to all group members. (Don't send any more.)</text:p>
        </text:list-item>
        <text:list-item>
          <text:p text:style-name="P117">This allows other members to supress their feedback, if necessary. </text:p>
        </text:list-item>
        <text:list-item>
          <text:p text:style-name="P115"><text:span text:style-name="T31">To avoid “retransmission clashes”, each member is required to wait a random delay prior to NACKing.</text:span><text:span text:style-name="T48"> </text:span></text:p>
        </text:list-item>
        <text:list-item>
          <text:p text:style-name="P118"><text:span text:style-name="T45">S</text:span><text:span text:style-name="T1">ee </text:span><text:a xlink:type="simple" xlink:href="../../../../../../webstuffII/Distributed_Systems/Papers/towsley94comparison.pdf"><text:span text:style-name="T26">Towsley et al. (1997)</text:span></text:a><text:span text:style-name="T1"> for details - but no hard guarantees can be given that feedback implosions will never happen.</text:span></text:p>
        </text:list-item>
      </text:list>
      <text:p text:style-name="Standard"/>
      <text:p text:style-name="P7">A comparison between different scalable reliable multicasting can be found in <text:a xlink:type="simple" xlink:href="../../../../../../webstuffII/Distributed_Systems/Papers/levine.mmsj.pdf">Levine and Garcia-Luna-Aceves (1998)</text:a>. </text:p>
      <text:p text:style-name="P7"/>
      <text:p text:style-name="P38">Nonhierarchical Feedback Control</text:p>
      <text:p text:style-name="P91"><text:span text:style-name="T49">Feedback Suppression</text:span><text:span text:style-name="T50"> </text:span><text:span text:style-name="T40">– reducing the number of feedback messages to the sender (as implemented in the </text:span><text:span text:style-name="T51">Scalable Reliable Multicasting Protocol</text:span><text:span text:style-name="T40">). </text:span><text:a xlink:type="simple" xlink:href="../../../../../../webstuffII/Distributed_Systems/Papers/floyd_srm_ton.pdf"><text:span text:style-name="T26">Floyd et al. (1997)</text:span></text:a><text:span text:style-name="T1"> and </text:span><text:a xlink:type="simple" xlink:href="../../../../../../webstuffII/Distributed_Systems/Papers/liu04modeling.pdf"><text:span text:style-name="T26">Liu et al. (1998)</text:span></text:a></text:p>
      <text:list text:style-name="L26">
        <text:list-item>
          <text:p text:style-name="P119">Successful delivery is never acknowledged, only missing messages are reported (NACK), which are multicast to all group members. </text:p>
        </text:list-item>
        <text:list-item>
          <text:p text:style-name="P119">If another process is about to NACK, this feedback is suppressed as a result of the first multicast NACK.  </text:p>
        </text:list-item>
        <text:list-item>
          <text:p text:style-name="P120">In this way, only a <text:span text:style-name="T47">single</text:span> NACK is delivered to the sender. </text:p>
        </text:list-item>
      </text:list>
      <text:p text:style-name="P91"/>
      <text:p text:style-name="P121">Several receivers have scheduled a request for retransmission, but the first retransmission request leads to the suppression of others.</text:p>
      <text:p text:style-name="Standard"> <draw:frame draw:style-name="fr1" draw:name="graphics12" text:anchor-type="as-char" svg:width="7.1035in" svg:height="2.5618in" draw:z-index="12"><draw:image xlink:href="../../Chapter8_files/image026.jpg" xlink:type="simple" xlink:show="embed" xlink:actuate="onLoad"/></draw:frame> </text:p>
      <text:p text:style-name="Standard"> </text:p>
      <text:p text:style-name="Standard"> </text:p>
      <text:p text:style-name="P122">Hierarchical Feedback Control</text:p>
      <text:p text:style-name="Standard"><text:span text:style-name="T52">Hierarchical reliable multicasting</text:span><text:span text:style-name="T45"> - the main characteristic is that it supports the creation of </text:span><text:span text:style-name="T53">very large groups</text:span><text:span text:style-name="T45">. </text:span></text:p>
      <text:p text:style-name="P123"><text:span text:style-name="T35">a)</text:span>Sub-groups within the entire group are created, with each <text:span text:style-name="T36">local coordinator</text:span> forwarding messages to its children. </text:p>
      <text:p text:style-name="P123"><text:span text:style-name="T35">b)</text:span>A local coordinator handles retransmission requests <text:span text:style-name="T36">locally</text:span>, using any appropriate multicasting method for small groups. </text:p>
      <text:p text:style-name="P80"/>
      <text:p text:style-name="Standard"><draw:frame draw:style-name="fr1" draw:name="graphics13" text:anchor-type="as-char" svg:width="7.1161in" svg:height="3.7799in" draw:z-index="7"><draw:image xlink:href="../../Chapter8_files/image028.jpg" xlink:type="simple" xlink:show="embed" xlink:actuate="onLoad"/></draw:frame> </text:p>
      <text:p text:style-name="Standard"> </text:p>
      <text:p text:style-name="Standard"> </text:p>
      <text:p text:style-name="Standard"><text:span text:style-name="T15">Main problem</text:span><text:span text:style-name="T1"> : construction of the tree. </text:span></text:p>
      <text:p text:style-name="Standard"/>
      <text:p text:style-name="P7"><text:span text:style-name="T54">Conclusion:</text:span> </text:p>
      <text:list text:style-name="L27">
        <text:list-item>
          <text:p text:style-name="P124">Building reliable mu<text:span text:style-name="T55">lticast schemes that can scale to a large number of receivers spread across a wide-area network, is a difficult problem. </text:span></text:p>
        </text:list-item>
        <text:list-item>
          <text:p text:style-name="P125">No single best solution exists, and each solution introduces new problems.</text:p>
        </text:list-item>
      </text:list>
      <text:p text:style-name="P126"> </text:p>
      <text:p text:style-name="P126"/>
      <text:p text:style-name="P122">Atomic Multicast</text:p>
      <text:p text:style-name="P95">Atomic multicast problem:</text:p>
      <text:list text:style-name="L28">
        <text:list-item>
          <text:p text:style-name="P127">A requirement where the system needs to ensure that all processes get the message, or that none of them get it. </text:p>
        </text:list-item>
        <text:list-item>
          <text:p text:style-name="P127">An additional requirement is that all messages arrive at all processes in sequential order. </text:p>
        </text:list-item>
      </text:list>
      <text:p text:style-name="P89"/>
      <text:list text:style-name="L29">
        <text:list-item>
          <text:p text:style-name="P128"><text:span text:style-name="T56">Atomic multicasting</text:span> ensures that nonfaulty processes maintain a consistent view of the database, and forces reconciliation when a replica recovers and rejoins the group.</text:p>
        </text:list-item>
      </text:list>
      <text:p text:style-name="P126"> </text:p>
      <text:p text:style-name="Standard"> </text:p>
      <text:p text:style-name="P122">Virtual Synchrony</text:p>
      <text:p text:style-name="Standard"><text:span text:style-name="T45">The concept of virtual synchrony was proposed by </text:span><text:a xlink:type="simple" xlink:href="../../../../../../webstuffII/Distributed_Systems/Papers/birman_lightweightmulticast.pdf"><text:span text:style-name="T57">Kenneth Birman</text:span></text:a><text:span text:style-name="T45"> as the abstraction that group communication protocols should attempt to build on top of an asynchronous system. </text:span></text:p>
      <text:p text:style-name="P80"/>
      <text:p text:style-name="P80"><text:span text:style-name="T56">Virtual synchrony</text:span> is defined as follows: </text:p>
      <text:list text:style-name="L30">
        <text:list-item>
          <text:p text:style-name="P129">All recipients have identical group views when a message is delivered. (The group view of a recipient defines the set of "correct" processors from the perspective of that recepient.) </text:p>
        </text:list-item>
        <text:list-item>
          <text:p text:style-name="P129">The destination list of the message consists precisely of the members in that view </text:p>
        </text:list-item>
        <text:list-item>
          <text:p text:style-name="P129">The message should be delivered either to all members in its destination list or to no one at all. The latter case can occur only if the sender fails during transmission. </text:p>
        </text:list-item>
        <text:list-item>
          <text:p text:style-name="P130">Messages should be delivered in causal or total order (depending on application semantics). </text:p>
        </text:list-item>
      </text:list>
      <text:p text:style-name="Standard"/>
      <text:p text:style-name="Standard"><text:span text:style-name="T6">Reliable multicast </text:span><text:span text:style-name="T1">with the above properties is said to be </text:span><text:span text:style-name="T6">virtually synchronous</text:span><text:span text:style-name="T1"> (</text:span><text:a xlink:type="simple" xlink:href="../../../../../../webstuffII/Distributed_Systems/Papers/birman_joseph.pdf"><text:span text:style-name="T26">Birman and Joseph, 1987</text:span></text:a><text:span text:style-name="T1">).</text:span></text:p>
      <text:list text:style-name="L31">
        <text:list-item>
          <text:p text:style-name="P131"><text:span text:style-name="T45">W</text:span><text:span text:style-name="T58">h</text:span><text:span text:style-name="T1">ole</text:span><text:span text:style-name="T6"> idea of atomic multicasting</text:span><text:span text:style-name="T1"> is that a multicast message </text:span><text:span text:style-name="T6">m</text:span><text:span text:style-name="T1"> is uniquely associated with a list of processes to which it should be delivered. </text:span></text:p>
        </text:list-item>
        <text:list-item>
          <text:p text:style-name="P132">Delivery list corresponds to a group view, namely, the view on the set of processes contained in the group, which the sender had at the time message m was multicast. <text:span text:style-name="T28">(</text:span><text:span text:style-name="T59">Virtual synchrony #2</text:span><text:span text:style-name="T60">)</text:span></text:p>
        </text:list-item>
        <text:list-item>
          <text:p text:style-name="P132">Each process on that list has the same view. In other words, they should all agree that m should be delivered to each one of them and to no other process. <text:span text:style-name="T28">(</text:span><text:span text:style-name="T59">Virtual synchrony #1</text:span><text:span text:style-name="T60">)</text:span></text:p>
        </text:list-item>
        <text:list-item>
          <text:p text:style-name="P133">Need to guarantee that <text:span text:style-name="T56">m</text:span> is either delivered to all processes in the list in order or m is not delivered at all. (<text:span text:style-name="T59">Virtual synchrony #3 &amp; #4</text:span><text:span text:style-name="T55">)</text:span></text:p>
        </text:list-item>
      </text:list>
      <text:p text:style-name="Standard"> </text:p>
      <text:p text:style-name="Standard"><text:s/></text:p>
      <text:p text:style-name="Standard"> <text:span text:style-name="T10">Message Ordering</text:span></text:p>
      <text:p text:style-name="Standard"> <text:span text:style-name="T58">Four different orderings:</text:span></text:p>
      <text:list text:style-name="L32">
        <text:list-item>
          <text:p text:style-name="P134">Unordered multicasts </text:p>
        </text:list-item>
      </text:list>
      <text:list text:style-name="L33">
        <text:list-item>
          <text:p text:style-name="P135">virtually synchronous multicast in which no guarantees are given concerning the order in which received messages are delivered by different processes</text:p>
        </text:list-item>
      </text:list>
      <text:list text:style-name="L32" text:continue-numbering="true">
        <text:list-item>
          <text:p text:style-name="P134">FIFO-ordered multicasts </text:p>
        </text:list-item>
      </text:list>
      <text:list text:style-name="L34">
        <text:list-item>
          <text:p text:style-name="P136">the communication layer is forced to deliver incoming messages from the same process in the same order as they have been sent</text:p>
        </text:list-item>
      </text:list>
      <text:list text:style-name="L32" text:continue-numbering="true">
        <text:list-item>
          <text:p text:style-name="P134">Causally-ordered multicasts </text:p>
        </text:list-item>
      </text:list>
      <text:list text:style-name="L35">
        <text:list-item>
          <text:p text:style-name="P137">delivers messages so that potential causality between different messages is preserved</text:p>
        </text:list-item>
      </text:list>
      <text:list text:style-name="L32" text:continue-numbering="true">
        <text:list-item>
          <text:p text:style-name="P138"><text:span text:style-name="T61">T</text:span><text:span text:style-name="T62">otally-ordered multicasts </text:span></text:p>
        </text:list-item>
      </text:list>
      <text:list text:style-name="L36">
        <text:list-item>
          <text:p text:style-name="P139">regardless of whether message delivery is unordered, FIFO ordered, or causally ordered, it is required additionally that when messages are delivered, they are delivered in the same order to all group members.</text:p>
        </text:list-item>
      </text:list>
      <text:p text:style-name="Standard"> </text:p>
      <text:list text:style-name="L37">
        <text:list-item>
          <text:p text:style-name="P140">Virtually synchronous reliable multicasting offering totally-ordered delivery of messages is called atomic multicasting. </text:p>
        </text:list-item>
        <text:list-item>
          <text:p text:style-name="P140">With the three different message ordering constraints discussed above, this leads to six forms of reliable multicasting (<text:a xlink:type="simple" xlink:href="../../../../../../webstuffII/Distributed_Systems/Papers/hadzilacos_ps.pdf">Hadzilacos and Toueg, 1993</text:a>).</text:p>
        </text:list-item>
      </text:list>
      <text:p text:style-name="Standard"> </text:p>
      <text:p text:style-name="P7"><text:span text:style-name="T39">Six different versions of virtually synchronous reliable multicasting.</text:span> </text:p>
      <text:p text:style-name="Standard"><draw:frame draw:style-name="fr1" draw:name="graphics18" text:anchor-type="as-char" svg:width="7.1161in" svg:height="2.2917in" draw:z-index="13"><draw:image xlink:href="../../Chapter8_files/image038.jpg" xlink:type="simple" xlink:show="embed" xlink:actuate="onLoad"/></draw:frame> </text:p>
      <text:p text:style-name="Standard"> </text:p>
      <text:p text:style-name="P122">Distributed Commit</text:p>
      <text:p text:style-name="P94">Examples of distributed commit, and how it can be solved are discussed in <text:a xlink:type="simple" xlink:href="../../../../../../webstuffII/Distributed_Systems/Papers/Thanisch_p4034.pdf">Tanisch (2000).</text:a></text:p>
      <text:p text:style-name="P141"/>
      <text:p text:style-name="P89"><text:span text:style-name="T63">General Goal:</text:span><text:span text:style-name="T47"> </text:span><text:span text:style-name="T36">We want an operation to be performed by all group members or none at all. </text:span></text:p>
      <text:list text:style-name="L38">
        <text:list-item>
          <text:p text:style-name="P142">[In the case of atomic multicasting, the operation is the delivery of the message.] </text:p>
        </text:list-item>
      </text:list>
      <text:p text:style-name="P89"/>
      <text:list text:style-name="L39">
        <text:list-item>
          <text:p text:style-name="P143">There are three types of “commit protocol”: single-phase, two-phase and three-phase commit. </text:p>
        </text:list-item>
      </text:list>
      <text:p text:style-name="P91"/>
      <text:p text:style-name="P95"><text:span text:style-name="T47">One-Phase Commit Protocol</text:span>: </text:p>
      <text:list text:style-name="L40">
        <text:list-item>
          <text:p text:style-name="P144">An elected co-ordinator tells all the other processes to perform the operation in question. </text:p>
        </text:list-item>
        <text:list-item>
          <text:p text:style-name="P144">But, what if a process cannot perform the operation?  </text:p>
        </text:list-item>
        <text:list-item>
          <text:p text:style-name="P145">There’s no way to tell the coordinator! </text:p>
        </text:list-item>
        <text:list-item>
          <text:p text:style-name="P146"><text:span text:style-name="T64">The solutions</text:span><text:span text:style-name="T31">: T</text:span><text:span text:style-name="T30">wo-Phase</text:span> <text:span text:style-name="T31">and </text:span><text:span text:style-name="T30">Three-Phase Commit Protocols</text:span> </text:p>
        </text:list-item>
      </text:list>
      <text:p text:style-name="P91"/>
      <text:p text:style-name="P95"><text:span text:style-name="T47">Two-Phase Commit Protocol</text:span>: </text:p>
      <text:list text:style-name="L41">
        <text:list-item>
          <text:p text:style-name="P147">First developed in 1978!!! <text:a xlink:type="simple" xlink:href="../../../../../../webstuffII/Distributed_Systems/Papers/Gray_DBOS.pdf"><text:span text:style-name="T26">Gray (1978)</text:span></text:a></text:p>
        </text:list-item>
        <text:list-item>
          <text:p text:style-name="P148">Summarized: GET READY, OK, GO AHEAD. </text:p>
        </text:list-item>
      </text:list>
      <text:list text:style-name="L42">
        <text:list-item>
          <text:p text:style-name="P149"><text:span text:style-name="T31">The coordinator sends a </text:span><text:span text:style-name="T30">VOTE_REQUEST </text:span><text:span text:style-name="T31">message to all group members. </text:span></text:p>
        </text:list-item>
        <text:list-item>
          <text:p text:style-name="P149"><text:span text:style-name="T31">A group member returns </text:span><text:span text:style-name="T30">VOTE_COMMIT </text:span><text:span text:style-name="T31">if it can commit locally, otherwise </text:span><text:span text:style-name="T30">VOTE_ABORT</text:span><text:span text:style-name="T31">. </text:span></text:p>
        </text:list-item>
        <text:list-item>
          <text:p text:style-name="P150">All votes are collected by the coordinator.  </text:p>
        </text:list-item>
      </text:list>
      <text:list text:style-name="L43">
        <text:list-item>
          <text:p text:style-name="P151">A <text:span text:style-name="T36">GLOBAL_COMMIT </text:span>is sent if all the group members voted to commit.  </text:p>
        </text:list-item>
        <text:list-item>
          <text:p text:style-name="P151">If one group member voted to abort, a <text:span text:style-name="T36">GLOBAL_ABORT </text:span>is sent. </text:p>
        </text:list-item>
      </text:list>
      <text:list text:style-name="L44">
        <text:list-item>
          <text:p text:style-name="P152"><text:span text:style-name="T43">Group members then </text:span><text:span text:style-name="T65">COMMIT </text:span><text:span text:style-name="T43">or </text:span><text:span text:style-name="T65">ABORT</text:span><text:span text:style-name="T45"> </text:span><text:span text:style-name="T43">based on the last message received from the coordinator.</text:span><text:span text:style-name="T48"> </text:span></text:p>
        </text:list-item>
      </text:list>
      <text:p text:style-name="Standard"/>
      <text:p text:style-name="P90"> </text:p>
      <text:p text:style-name="P7">First phase - voting phase - steps 1 and 2. </text:p>
      <text:p text:style-name="P7">Second phase - decision phase <text:s/>steps 3 and 4. </text:p>
      <text:p text:style-name="P7"/>
      <text:p text:style-name="P7">(a) The finite state machine for the coordinator in 2PC. </text:p>
      <text:p text:style-name="P7">(b) The finite state machine for a participant.</text:p>
      <text:p text:style-name="Standard"> <draw:frame draw:style-name="fr1" draw:name="graphics22" text:anchor-type="as-char" svg:width="7.1161in" svg:height="2.0008in" draw:z-index="14"><draw:image xlink:href="../../Chapter8_files/image046.jpg" xlink:type="simple" xlink:show="embed" xlink:actuate="onLoad"/></draw:frame> </text:p>
      <text:p text:style-name="Standard"> </text:p>
      <text:p text:style-name="Standard"><text:span text:style-name="T66">Big Problem with Two-Phase Commit</text:span><text:span text:style-name="T45"> </text:span></text:p>
      <text:list text:style-name="L45">
        <text:list-item>
          <text:p text:style-name="P153"><text:span text:style-name="T31">It can lead to both the coordinator and the group members </text:span><text:span text:style-name="T64">blocking</text:span><text:span text:style-name="T31">, which may lead to the dreaded </text:span><text:span text:style-name="T30">deadlock</text:span><text:span text:style-name="T31">. </text:span></text:p>
        </text:list-item>
        <text:list-item>
          <text:p text:style-name="P153"><text:span text:style-name="T31">If the coordinator crashes, the group members may not be able to </text:span><text:span text:style-name="T30">reach a final decision</text:span><text:span text:style-name="T31">, and they may, therefore, block until the coordinator </text:span><text:span text:style-name="T30">recovers …</text:span><text:span text:style-name="T31"> </text:span></text:p>
        </text:list-item>
        <text:list-item>
          <text:p text:style-name="P153"><text:span text:style-name="T31">Two-Phase Commit is known as a </text:span><text:span text:style-name="T64">blocking-commit protocol</text:span> <text:span text:style-name="T31">for this reason. </text:span></text:p>
        </text:list-item>
        <text:list-item>
          <text:p text:style-name="P154"><text:span text:style-name="T43">The solution?  </text:span><text:span text:style-name="T44">The Three-Phase Commit Protocol</text:span> </text:p>
        </text:list-item>
      </text:list>
      <text:p text:style-name="Standard"/>
      <text:p text:style-name="Standard"><text:s/></text:p>
      <text:p text:style-name="P95"><text:span text:style-name="T67">Three-Phase Commit Protocol</text:span><text:span text:style-name="T40">: </text:span></text:p>
      <text:p text:style-name="Standard">  </text:p>
      <text:p text:style-name="P7"><text:span text:style-name="T54">Essence:</text:span><text:span text:style-name="T68"> </text:span><text:s/>the states of the coordinator and each participant satisfy the following two conditions:</text:p>
      <text:list text:style-name="L46">
        <text:list-item>
          <text:p text:style-name="P155">There is no single state from which it is possible to make a transition directly to either a COMMIT or an ABORT state.</text:p>
        </text:list-item>
        <text:list-item>
          <text:p text:style-name="P155">There is no state in which it is not possible to make a final decision, and from which a transition to a COMMIT state can be made.</text:p>
        </text:list-item>
      </text:list>
      <text:p text:style-name="Standard"> </text:p>
      <text:p text:style-name="P7">(a) The finite state machine for the coordinator in 3PC. </text:p>
      <text:p text:style-name="P7">(b) The finite state machine for a participant.</text:p>
      <text:p text:style-name="Standard"><draw:frame draw:style-name="fr1" draw:name="graphics24" text:anchor-type="as-char" svg:width="7.1035in" svg:height="2.7299in" draw:z-index="8"><draw:image xlink:href="../../Chapter8_files/image050.jpg" xlink:type="simple" xlink:show="embed" xlink:actuate="onLoad"/></draw:frame> </text:p>
      <text:p text:style-name="Standard"> </text:p>
      <text:p text:style-name="Standard">  </text:p>
      <text:p text:style-name="Standard"> </text:p>
      <text:p text:style-name="P79">Recovery</text:p>
      <text:list text:style-name="L47">
        <text:list-item>
          <text:p text:style-name="P156"><text:span text:style-name="T31">Once a failure has occurred, it is essential that the process where the failure happened </text:span><text:span text:style-name="T30">recovers </text:span><text:span text:style-name="T31">to a correct state.</text:span></text:p>
        </text:list-item>
        <text:list-item>
          <text:p text:style-name="P157"><text:span text:style-name="T31">Recovery from an error is </text:span><text:span text:style-name="T30">fundamental</text:span> <text:span text:style-name="T31">to fault tolerance.  </text:span></text:p>
        </text:list-item>
        <text:list-item>
          <text:p text:style-name="P158">Two main forms of recovery:</text:p>
        </text:list-item>
      </text:list>
      <text:list text:style-name="L48">
        <text:list-item>
          <text:p text:style-name="P159"><text:span text:style-name="T31"></text:span><text:span text:style-name="T64">Backward Recovery</text:span><text:span text:style-name="T31">: return the system to some previous correct state (using </text:span><text:span text:style-name="T30">checkpoints</text:span><text:span text:style-name="T31">), then continue executing.</text:span></text:p>
        </text:list-item>
        <text:list-item>
          <text:p text:style-name="P160"><text:span text:style-name="T65">Forward Recovery</text:span><text:span text:style-name="T43">: bring the system into a correct state, from which it can then continue to execute.</text:span><text:span text:style-name="T48"></text:span></text:p>
        </text:list-item>
      </text:list>
      <text:p text:style-name="Standard"></text:p>
      <text:p text:style-name="P80"><text:span text:style-name="T69">Forward and Backward Recovery</text:span></text:p>
      <text:p text:style-name="P91"><text:span text:style-name="T64">Backward Recovery</text:span><text:span text:style-name="T31">: </text:span></text:p>
      <text:p text:style-name="P92">Advantages</text:p>
      <text:list text:style-name="L49">
        <text:list-item>
          <text:p text:style-name="P161">G<text:span text:style-name="T1">enerally applicable independent of any specific system or process. </text:span></text:p>
        </text:list-item>
        <text:list-item>
          <text:p text:style-name="P162">It can be integrated into (the middleware layer) of a distributed system as a general-purpose service.</text:p>
        </text:list-item>
      </text:list>
      <text:p text:style-name="P95">Disadvantages:</text:p>
      <text:list text:style-name="L50">
        <text:list-item>
          <text:p text:style-name="P163"><text:span text:style-name="T31">Checkpointing (can be very expensive (especially when errors are very rare).  </text:span></text:p>
        </text:list-item>
      </text:list>
      <text:p text:style-name="P164"><text:span text:style-name="T31">[Despite the cost, backward recovery is implemented more often.  The “logging” of information can be thought of as a type of checkpointing.].</text:span></text:p>
      <text:list text:style-name="L51">
        <text:list-item>
          <text:p text:style-name="P165">Recovery mechanisms are independent of the distributed application for which they are actually used – thus no guarantees can be given that once recovery has taken place, the same or similar failure will not happen again.</text:p>
        </text:list-item>
      </text:list>
      <text:p text:style-name="P166"/>
      <text:p text:style-name="P91"><text:span text:style-name="T64">Disadvantage of Forward Recovery</text:span><text:span text:style-name="T31">: </text:span></text:p>
      <text:list text:style-name="L52">
        <text:list-item>
          <text:p text:style-name="P167"><text:span text:style-name="T31">In order to work, all potential errors need to be accounted for </text:span><text:span text:style-name="T30">up-front</text:span><text:span text:style-name="T31">.  </text:span></text:p>
        </text:list-item>
        <text:list-item>
          <text:p text:style-name="P167"><text:span text:style-name="T31">When an error occurs, the recovery mechanism then knows what to do to bring the system </text:span><text:span text:style-name="T30">forward</text:span> <text:span text:style-name="T31">to a correct state. </text:span></text:p>
        </text:list-item>
      </text:list>
      <text:p text:style-name="P168"/>
      <text:p text:style-name="P168">Example</text:p>
      <text:p text:style-name="P169">Consider as an example: Reliable Communications.</text:p>
      <text:p text:style-name="P91"><text:span text:style-name="T64"></text:span><text:span text:style-name="T37">Retransmission</text:span> <text:span text:style-name="T31">of a lost/damaged packet - </text:span><text:span text:style-name="T41">backward recovery</text:span><text:span text:style-name="T31"> technique.</text:span></text:p>
      <text:p text:style-name="P90"><text:span text:style-name="T43"></text:span><text:span text:style-name="T70">Erasure Correction</text:span><text:span text:style-name="T44"> - </text:span><text:span text:style-name="T43">When a lost/damaged packet can be reconstructed as a result of the receipt of other successfully delivered packets - </text:span><text:span text:style-name="T71">forward recovery</text:span><text:span text:style-name="T43"> technique. </text:span><text:span text:style-name="T72">[see </text:span><text:a xlink:type="simple" xlink:href="../../../../../../webstuffII/Distributed_Systems/Papers/rizzo97effective.pdf"><text:span text:style-name="T73">Rizzo (1997)</text:span></text:a><text:span text:style-name="T72">]</text:span><text:span text:style-name="T48"></text:span></text:p>
      <text:p text:style-name="Standard"></text:p>
      <text:p text:style-name="Standard"/>
      <text:list text:style-name="L53">
        <text:list-item>
          <text:p text:style-name="P170"><text:a xlink:type="simple" xlink:href="../../../../../../webstuffII/Distributed_Systems/Papers/p375-n_elnozahy.pdf"><text:span text:style-name="T26">Elnozahy et al. (2002)</text:span></text:a><text:span text:style-name="T1"> and </text:span><text:span text:style-name="T1">(</text:span><text:a xlink:type="simple" xlink:href="../../../../../../webstuffII/Distributed_Systems/Papers/elnozahyq0097.pdf"><text:span text:style-name="T26">Elnozahy and Planck, 2004</text:span></text:a><text:span text:style-name="T1">) </text:span><text:span text:style-name="T1">provide a survey of checkpointing and logging in distributed systems. </text:span></text:p>
        </text:list-item>
        <text:list-item>
          <text:p text:style-name="P170"><text:span text:style-name="T1">See also </text:span><text:a xlink:type="simple" xlink:href="../../../../../../webstuffII/Distributed_Systems/Papers/alvisi_e0149.pdf"><text:span text:style-name="T26">Alvisi and Marzullo (1998)</text:span></text:a><text:span text:style-name="T1"> for message-logging schemes. </text:span></text:p>
        </text:list-item>
      </text:list>
      <text:p text:style-name="P7"/>
      <text:p text:style-name="Standard"> </text:p>
      <text:p text:style-name="P171">Recovery-Oriented Computing</text:p>
      <text:p text:style-name="Standard"><text:span text:style-name="T6">Recovery-oriented computing </text:span><text:span text:style-name="T1">- </text:span><text:span text:style-name="T45">S</text:span><text:span text:style-name="T58">t</text:span><text:span text:style-name="T1">art over again (</text:span><text:a xlink:type="simple" xlink:href="../../../../../../webstuffII/Distributed_Systems/Papers/candea_ry060.pdf"><text:span text:style-name="T26">Candea et al., 2004a</text:span></text:a><text:span text:style-name="T1">).</text:span></text:p>
      <text:list text:style-name="L54">
        <text:list-item>
          <text:p text:style-name="P172"><text:span text:style-name="T1">Underlying principle - it may be much cheaper to optimize for recovery, then it is aiming for systems that are free from failures for a long time. </text:span></text:p>
        </text:list-item>
      </text:list>
      <text:p text:style-name="P7"/>
      <text:p text:style-name="P6">Different flavors:</text:p>
      <text:list text:style-name="L55">
        <text:list-item>
          <text:p text:style-name="P173">Simply reboot (part of a system) </text:p>
        </text:list-item>
        <text:list-item>
          <text:p text:style-name="P174">e.g. restart Internet servers (Candea et al., <text:a xlink:type="simple" xlink:href="../../../../../../webstuffII/Distributed_Systems/Papers/candea_microreboot.pdf">2004</text:a>, <text:a xlink:type="simple" xlink:href="../../../../../../webstuffII/Distributed_Systems/Papers/candea_autonomous.pdf">2006</text:a>). </text:p>
        </text:list-item>
        <text:list-item>
          <text:p text:style-name="P174">To reboot only a part of the system - i the fault is properly localized. </text:p>
        </text:list-item>
        <text:list-item>
          <text:p text:style-name="P175">means deleting all instances of the identified components, along with the threads operating on them, and (often) to just restart the associated requests. </text:p>
          <text:p text:style-name="P175"/>
        </text:list-item>
        <text:list-item>
          <text:p text:style-name="P176"><text:span text:style-name="T1">Apply checkpointing and recovery techniques, but to continue execution in a changed environment. </text:span></text:p>
        </text:list-item>
        <text:list-item>
          <text:p text:style-name="P174">Basic idea - many failures can be simply avoided if programs are given extra buffer space, memory is zeroed before allocated, changing the ordering of message delivery (as long as this does not affect semantics), and so on (<text:a xlink:type="simple" xlink:href="../../../../../../webstuffII/Distributed_Systems/Papers/qin_Rx-SOSP05.pdf">Qin et al., 2005</text:a>). </text:p>
        </text:list-item>
      </text:list>
      <text:p text:style-name="Standard"> </text:p>
      <text:p text:style-name="Standard"> </text:p>
      <text:p text:style-name="Standard"> </text:p>
      <text:p text:style-name="Standa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Tahoma1"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Text_20_body" style:class="text" style:default-outline-level="1">
      <style:paragraph-properties fo:margin-top="0.1945in" fo:margin-bottom="0.1945in"/>
      <style:text-properties fo:font-size="24pt" fo:font-weight="bold" style:letter-kerning="true" style:font-size-asian="24pt" style:font-weight-asian="bold" style:font-size-complex="24pt" style:font-weight-complex="bold"/>
    </style:style>
    <style:style style:name="Heading_20_3" style:display-name="Heading 3" style:family="paragraph" style:parent-style-name="Standard" style:next-style-name="Text_20_body" style:class="text" style:default-outline-level="3">
      <style:paragraph-properties fo:margin-top="0.1945in" fo:margin-bottom="0.1945in"/>
      <style:text-properties fo:font-size="13.5pt" fo:font-weight="bold" style:font-size-asian="13.5pt" style:font-weight-asian="bold" style:font-size-complex="13.5pt" style:font-weight-complex="bold"/>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Normal_20__28_Web_29_" style:display-name="Normal (Web)" style:family="paragraph" style:parent-style-name="Standard">
      <style:paragraph-properties fo:margin-top="0.1945in" fo:margin-bottom="0.1945i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WW8Num22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2z0" style:family="text">
      <style:text-properties style:font-name="Symbol" fo:font-size="10pt" style:font-size-asian="10pt"/>
    </style:style>
    <style:style style:name="WW8Num32z1" style:family="text">
      <style:text-properties style:font-name="Courier New" fo:font-size="10pt" style:font-size-asian="10pt"/>
    </style:style>
    <style:style style:name="WW8Num32z2" style:family="text">
      <style:text-properties style:font-name="Wingdings" fo:font-size="10pt" style:font-size-asian="10pt"/>
    </style:style>
    <style:style style:name="WW8Num33z0" style:family="text">
      <style:text-properties style:font-name="Symbol" fo:font-size="10pt" style:font-size-asian="10pt"/>
    </style:style>
    <style:style style:name="WW8Num33z1" style:family="text">
      <style:text-properties style:font-name="Courier New" fo:font-size="10pt" style:font-size-asian="10pt"/>
    </style:style>
    <style:style style:name="WW8Num33z2" style:family="text">
      <style:text-properties style:font-name="Wingdings" fo:font-size="10pt" style:font-size-asian="10pt"/>
    </style:style>
    <style:style style:name="WW8Num36z0" style:family="text">
      <style:text-properties style:font-name="Symbol" fo:font-size="10pt" style:font-size-asian="10pt"/>
    </style:style>
    <style:style style:name="WW8Num36z1" style:family="text">
      <style:text-properties style:font-name="Courier New" fo:font-size="10pt" style:font-size-asian="10pt"/>
    </style:style>
    <style:style style:name="WW8Num36z2" style:family="text">
      <style:text-properties style:font-name="Wingdings" fo:font-size="10pt" style:font-size-asian="10pt"/>
    </style:style>
    <style:style style:name="WW8Num39z0" style:family="text">
      <style:text-properties style:font-name="Symbol" fo:font-size="10pt" style:font-size-asian="10pt"/>
    </style:style>
    <style:style style:name="WW8Num39z1" style:family="text">
      <style:text-properties style:font-name="Courier New" fo:font-size="10pt" style:font-size-asian="10pt"/>
    </style:style>
    <style:style style:name="WW8Num39z2" style:family="text">
      <style:text-properties style:font-name="Wingdings" fo:font-size="10pt" style:font-size-asian="10pt"/>
    </style:style>
    <style:style style:name="WW8Num40z0" style:family="text">
      <style:text-properties style:font-name="Symbol" fo:font-size="10pt" style:font-size-asian="10pt"/>
    </style:style>
    <style:style style:name="WW8Num40z1" style:family="text">
      <style:text-properties style:font-name="Courier New" fo:font-size="10pt" style:font-size-asian="10pt"/>
    </style:style>
    <style:style style:name="WW8Num40z2" style:family="text">
      <style:text-properties style:font-name="Wingdings" fo:font-size="10pt" style:font-size-asian="10p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style:font-name="Courier New1"/>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2" style:num-suffix="." text:bullet-char="">
        <style:list-level-properties text:space-before="1.75in" text:min-label-width="0.25in"/>
        <style:text-properties style:font-name="Wingdings"/>
      </text:list-level-style-bullet>
      <text:list-level-style-bullet text:level="5" text:style-name="WW8Num1z2" style:num-suffix="." text:bullet-char="">
        <style:list-level-properties text:space-before="2.25in" text:min-label-width="0.25in"/>
        <style:text-properties style:font-name="Wingdings"/>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2" style:num-suffix="." text:bullet-char="">
        <style:list-level-properties text:space-before="3.25in" text:min-label-width="0.25in"/>
        <style:text-properties style:font-name="Wingdings"/>
      </text:list-level-style-bullet>
      <text:list-level-style-bullet text:level="8" text:style-name="WW8Num1z2" style:num-suffix="." text:bullet-char="">
        <style:list-level-properties text:space-before="3.75in" text:min-label-width="0.25in"/>
        <style:text-properties style:font-name="Wingdings"/>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1" style:num-suffix="." text:bullet-char="o">
        <style:list-level-properties text:space-before="0.75in" text:min-label-width="0.25in"/>
        <style:text-properties style:font-name="Courier New1"/>
      </text:list-level-style-bullet>
      <text:list-level-style-bullet text:level="3" text:style-name="WW8Num2z2" style:num-suffix="." text:bullet-char="">
        <style:list-level-properties text:space-before="1.25in" text:min-label-width="0.25in"/>
        <style:text-properties style:font-name="Wingdings"/>
      </text:list-level-style-bullet>
      <text:list-level-style-bullet text:level="4" text:style-name="WW8Num2z2" style:num-suffix="." text:bullet-char="">
        <style:list-level-properties text:space-before="1.75in" text:min-label-width="0.25in"/>
        <style:text-properties style:font-name="Wingdings"/>
      </text:list-level-style-bullet>
      <text:list-level-style-bullet text:level="5" text:style-name="WW8Num2z2" style:num-suffix="." text:bullet-char="">
        <style:list-level-properties text:space-before="2.25in" text:min-label-width="0.25in"/>
        <style:text-properties style:font-name="Wingdings"/>
      </text:list-level-style-bullet>
      <text:list-level-style-bullet text:level="6" text:style-name="WW8Num2z2" style:num-suffix="." text:bullet-char="">
        <style:list-level-properties text:space-before="2.75in" text:min-label-width="0.25in"/>
        <style:text-properties style:font-name="Wingdings"/>
      </text:list-level-style-bullet>
      <text:list-level-style-bullet text:level="7" text:style-name="WW8Num2z2" style:num-suffix="." text:bullet-char="">
        <style:list-level-properties text:space-before="3.25in" text:min-label-width="0.25in"/>
        <style:text-properties style:font-name="Wingdings"/>
      </text:list-level-style-bullet>
      <text:list-level-style-bullet text:level="8" text:style-name="WW8Num2z2" style:num-suffix="." text:bullet-char="">
        <style:list-level-properties text:space-before="3.75in" text:min-label-width="0.25in"/>
        <style:text-properties style:font-name="Wingdings"/>
      </text:list-level-style-bullet>
      <text:list-level-style-bullet text:level="9" text:style-name="WW8Num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text:start-value="6">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1"/>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2" style:num-suffix="." text:bullet-char="">
        <style:list-level-properties text:space-before="1.75in" text:min-label-width="0.25in"/>
        <style:text-properties style:font-name="Wingdings"/>
      </text:list-level-style-bullet>
      <text:list-level-style-bullet text:level="5" text:style-name="WW8Num4z2" style:num-suffix="." text:bullet-char="">
        <style:list-level-properties text:space-before="2.25in" text:min-label-width="0.25in"/>
        <style:text-properties style:font-name="Wingdings"/>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2" style:num-suffix="." text:bullet-char="">
        <style:list-level-properties text:space-before="3.25in" text:min-label-width="0.25in"/>
        <style:text-properties style:font-name="Wingdings"/>
      </text:list-level-style-bullet>
      <text:list-level-style-bullet text:level="8" text:style-name="WW8Num4z2" style:num-suffix="." text:bullet-char="">
        <style:list-level-properties text:space-before="3.75in" text:min-label-width="0.25in"/>
        <style:text-properties style:font-name="Wingdings"/>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25in" text:min-label-width="0.25in"/>
        <style:text-properties style:font-name="Symbol"/>
      </text:list-level-style-bullet>
      <text:list-level-style-bullet text:level="2" text:style-name="WW8Num5z1" style:num-suffix="." text:bullet-char="o">
        <style:list-level-properties text:space-before="0.75in" text:min-label-width="0.25in"/>
        <style:text-properties style:font-name="Courier New1"/>
      </text:list-level-style-bullet>
      <text:list-level-style-bullet text:level="3" text:style-name="WW8Num5z2" style:num-suffix="." text:bullet-char="">
        <style:list-level-properties text:space-before="1.25in" text:min-label-width="0.25in"/>
        <style:text-properties style:font-name="Wingdings"/>
      </text:list-level-style-bullet>
      <text:list-level-style-bullet text:level="4" text:style-name="WW8Num5z2" style:num-suffix="." text:bullet-char="">
        <style:list-level-properties text:space-before="1.75in" text:min-label-width="0.25in"/>
        <style:text-properties style:font-name="Wingdings"/>
      </text:list-level-style-bullet>
      <text:list-level-style-bullet text:level="5" text:style-name="WW8Num5z2" style:num-suffix="." text:bullet-char="">
        <style:list-level-properties text:space-before="2.25in" text:min-label-width="0.25in"/>
        <style:text-properties style:font-name="Wingdings"/>
      </text:list-level-style-bullet>
      <text:list-level-style-bullet text:level="6" text:style-name="WW8Num5z2" style:num-suffix="." text:bullet-char="">
        <style:list-level-properties text:space-before="2.75in" text:min-label-width="0.25in"/>
        <style:text-properties style:font-name="Wingdings"/>
      </text:list-level-style-bullet>
      <text:list-level-style-bullet text:level="7" text:style-name="WW8Num5z2" style:num-suffix="." text:bullet-char="">
        <style:list-level-properties text:space-before="3.25in" text:min-label-width="0.25in"/>
        <style:text-properties style:font-name="Wingdings"/>
      </text:list-level-style-bullet>
      <text:list-level-style-bullet text:level="8" text:style-name="WW8Num5z2" style:num-suffix="." text:bullet-char="">
        <style:list-level-properties text:space-before="3.75in" text:min-label-width="0.25in"/>
        <style:text-properties style:font-name="Wingdings"/>
      </text:list-level-style-bullet>
      <text:list-level-style-bullet text:level="9" text:style-name="WW8Num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1" style:num-suffix="." text:bullet-char="o">
        <style:list-level-properties text:space-before="0.75in" text:min-label-width="0.25in"/>
        <style:text-properties style:font-name="Courier New1"/>
      </text:list-level-style-bullet>
      <text:list-level-style-bullet text:level="3" text:style-name="WW8Num6z2" style:num-suffix="." text:bullet-char="">
        <style:list-level-properties text:space-before="1.25in" text:min-label-width="0.25in"/>
        <style:text-properties style:font-name="Wingdings"/>
      </text:list-level-style-bullet>
      <text:list-level-style-bullet text:level="4" text:style-name="WW8Num6z2" style:num-suffix="." text:bullet-char="">
        <style:list-level-properties text:space-before="1.75in" text:min-label-width="0.25in"/>
        <style:text-properties style:font-name="Wingdings"/>
      </text:list-level-style-bullet>
      <text:list-level-style-bullet text:level="5" text:style-name="WW8Num6z2" style:num-suffix="." text:bullet-char="">
        <style:list-level-properties text:space-before="2.25in" text:min-label-width="0.25in"/>
        <style:text-properties style:font-name="Wingdings"/>
      </text:list-level-style-bullet>
      <text:list-level-style-bullet text:level="6" text:style-name="WW8Num6z2" style:num-suffix="." text:bullet-char="">
        <style:list-level-properties text:space-before="2.75in" text:min-label-width="0.25in"/>
        <style:text-properties style:font-name="Wingdings"/>
      </text:list-level-style-bullet>
      <text:list-level-style-bullet text:level="7" text:style-name="WW8Num6z2" style:num-suffix="." text:bullet-char="">
        <style:list-level-properties text:space-before="3.25in" text:min-label-width="0.25in"/>
        <style:text-properties style:font-name="Wingdings"/>
      </text:list-level-style-bullet>
      <text:list-level-style-bullet text:level="8" text:style-name="WW8Num6z2" style:num-suffix="." text:bullet-char="">
        <style:list-level-properties text:space-before="3.75in" text:min-label-width="0.25in"/>
        <style:text-properties style:font-name="Wingdings"/>
      </text:list-level-style-bullet>
      <text:list-level-style-bullet text:level="9" text:style-name="WW8Num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1"/>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2" style:num-suffix="." text:bullet-char="">
        <style:list-level-properties text:space-before="1.75in" text:min-label-width="0.25in"/>
        <style:text-properties style:font-name="Wingdings"/>
      </text:list-level-style-bullet>
      <text:list-level-style-bullet text:level="5" text:style-name="WW8Num7z2" style:num-suffix="." text:bullet-char="">
        <style:list-level-properties text:space-before="2.25in" text:min-label-width="0.25in"/>
        <style:text-properties style:font-name="Wingdings"/>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2" style:num-suffix="." text:bullet-char="">
        <style:list-level-properties text:space-before="3.25in" text:min-label-width="0.25in"/>
        <style:text-properties style:font-name="Wingdings"/>
      </text:list-level-style-bullet>
      <text:list-level-style-bullet text:level="8" text:style-name="WW8Num7z2" style:num-suffix="." text:bullet-char="">
        <style:list-level-properties text:space-before="3.75in" text:min-label-width="0.25in"/>
        <style:text-properties style:font-name="Wingdings"/>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o">
        <style:list-level-properties text:space-before="0.75in" text:min-label-width="0.25in"/>
        <style:text-properties style:font-name="Courier New1"/>
      </text:list-level-style-bullet>
      <text:list-level-style-bullet text:level="3" text:style-name="WW8Num9z2" style:num-suffix="." text:bullet-char="">
        <style:list-level-properties text:space-before="1.25in" text:min-label-width="0.25in"/>
        <style:text-properties style:font-name="Wingdings"/>
      </text:list-level-style-bullet>
      <text:list-level-style-bullet text:level="4" text:style-name="WW8Num9z2" style:num-suffix="." text:bullet-char="">
        <style:list-level-properties text:space-before="1.75in" text:min-label-width="0.25in"/>
        <style:text-properties style:font-name="Wingdings"/>
      </text:list-level-style-bullet>
      <text:list-level-style-bullet text:level="5" text:style-name="WW8Num9z2" style:num-suffix="." text:bullet-char="">
        <style:list-level-properties text:space-before="2.25in" text:min-label-width="0.25in"/>
        <style:text-properties style:font-name="Wingdings"/>
      </text:list-level-style-bullet>
      <text:list-level-style-bullet text:level="6" text:style-name="WW8Num9z2" style:num-suffix="." text:bullet-char="">
        <style:list-level-properties text:space-before="2.75in" text:min-label-width="0.25in"/>
        <style:text-properties style:font-name="Wingdings"/>
      </text:list-level-style-bullet>
      <text:list-level-style-bullet text:level="7" text:style-name="WW8Num9z2" style:num-suffix="." text:bullet-char="">
        <style:list-level-properties text:space-before="3.25in" text:min-label-width="0.25in"/>
        <style:text-properties style:font-name="Wingdings"/>
      </text:list-level-style-bullet>
      <text:list-level-style-bullet text:level="8" text:style-name="WW8Num9z2" style:num-suffix="." text:bullet-char="">
        <style:list-level-properties text:space-before="3.75in" text:min-label-width="0.25in"/>
        <style:text-properties style:font-name="Wingdings"/>
      </text:list-level-style-bullet>
      <text:list-level-style-bullet text:level="9" text:style-name="WW8Num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text:start-value="3">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2" style:num-suffix="." text:bullet-char="">
        <style:list-level-properties text:space-before="1.75in" text:min-label-width="0.25in"/>
        <style:text-properties style:font-name="Wingdings"/>
      </text:list-level-style-bullet>
      <text:list-level-style-bullet text:level="5" text:style-name="WW8Num13z2" style:num-suffix="." text:bullet-char="">
        <style:list-level-properties text:space-before="2.25in" text:min-label-width="0.25in"/>
        <style:text-properties style:font-name="Wingdings"/>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2" style:num-suffix="." text:bullet-char="">
        <style:list-level-properties text:space-before="3.25in" text:min-label-width="0.25in"/>
        <style:text-properties style:font-name="Wingdings"/>
      </text:list-level-style-bullet>
      <text:list-level-style-bullet text:level="8" text:style-name="WW8Num13z2" style:num-suffix="." text:bullet-char="">
        <style:list-level-properties text:space-before="3.75in" text:min-label-width="0.25in"/>
        <style:text-properties style:font-name="Wingdings"/>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2" style:num-suffix="." text:bullet-char="">
        <style:list-level-properties text:space-before="1.75in" text:min-label-width="0.25in"/>
        <style:text-properties style:font-name="Wingdings"/>
      </text:list-level-style-bullet>
      <text:list-level-style-bullet text:level="5" text:style-name="WW8Num14z2" style:num-suffix="." text:bullet-char="">
        <style:list-level-properties text:space-before="2.25in" text:min-label-width="0.25in"/>
        <style:text-properties style:font-name="Wingdings"/>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2" style:num-suffix="." text:bullet-char="">
        <style:list-level-properties text:space-before="3.25in" text:min-label-width="0.25in"/>
        <style:text-properties style:font-name="Wingdings"/>
      </text:list-level-style-bullet>
      <text:list-level-style-bullet text:level="8" text:style-name="WW8Num14z2" style:num-suffix="." text:bullet-char="">
        <style:list-level-properties text:space-before="3.75in" text:min-label-width="0.25in"/>
        <style:text-properties style:font-name="Wingdings"/>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text:start-value="2">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2" style:num-suffix="." text:bullet-char="">
        <style:list-level-properties text:space-before="1.75in" text:min-label-width="0.25in"/>
        <style:text-properties style:font-name="Wingdings"/>
      </text:list-level-style-bullet>
      <text:list-level-style-bullet text:level="5" text:style-name="WW8Num16z2" style:num-suffix="." text:bullet-char="">
        <style:list-level-properties text:space-before="2.25in" text:min-label-width="0.25in"/>
        <style:text-properties style:font-name="Wingdings"/>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2" style:num-suffix="." text:bullet-char="">
        <style:list-level-properties text:space-before="3.25in" text:min-label-width="0.25in"/>
        <style:text-properties style:font-name="Wingdings"/>
      </text:list-level-style-bullet>
      <text:list-level-style-bullet text:level="8" text:style-name="WW8Num16z2" style:num-suffix="." text:bullet-char="">
        <style:list-level-properties text:space-before="3.75in" text:min-label-width="0.25in"/>
        <style:text-properties style:font-name="Wingdings"/>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2" style:num-suffix="." text:bullet-char="">
        <style:list-level-properties text:space-before="1.75in" text:min-label-width="0.25in"/>
        <style:text-properties style:font-name="Wingdings"/>
      </text:list-level-style-bullet>
      <text:list-level-style-bullet text:level="5" text:style-name="WW8Num19z2" style:num-suffix="." text:bullet-char="">
        <style:list-level-properties text:space-before="2.25in" text:min-label-width="0.25in"/>
        <style:text-properties style:font-name="Wingdings"/>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2" style:num-suffix="." text:bullet-char="">
        <style:list-level-properties text:space-before="3.25in" text:min-label-width="0.25in"/>
        <style:text-properties style:font-name="Wingdings"/>
      </text:list-level-style-bullet>
      <text:list-level-style-bullet text:level="8" text:style-name="WW8Num19z2" style:num-suffix="." text:bullet-char="">
        <style:list-level-properties text:space-before="3.75in" text:min-label-width="0.25in"/>
        <style:text-properties style:font-name="Wingdings"/>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number text:level="1" style:num-suffix="." style:num-format="1" text:start-value="4">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2" style:num-suffix="." text:bullet-char="">
        <style:list-level-properties text:space-before="1.75in" text:min-label-width="0.25in"/>
        <style:text-properties style:font-name="Wingdings"/>
      </text:list-level-style-bullet>
      <text:list-level-style-bullet text:level="5" text:style-name="WW8Num22z2" style:num-suffix="." text:bullet-char="">
        <style:list-level-properties text:space-before="2.25in" text:min-label-width="0.25in"/>
        <style:text-properties style:font-name="Wingdings"/>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2" style:num-suffix="." text:bullet-char="">
        <style:list-level-properties text:space-before="3.25in" text:min-label-width="0.25in"/>
        <style:text-properties style:font-name="Wingdings"/>
      </text:list-level-style-bullet>
      <text:list-level-style-bullet text:level="8" text:style-name="WW8Num22z2" style:num-suffix="." text:bullet-char="">
        <style:list-level-properties text:space-before="3.75in" text:min-label-width="0.25in"/>
        <style:text-properties style:font-name="Wingdings"/>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text:start-value="3">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style:num-suffix="." style:num-format="1" text:start-value="4">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1" style:num-suffix="." text:bullet-char="o">
        <style:list-level-properties text:space-before="0.75in" text:min-label-width="0.25in"/>
        <style:text-properties style:font-name="Courier New1"/>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2" style:num-suffix="." text:bullet-char="">
        <style:list-level-properties text:space-before="1.75in" text:min-label-width="0.25in"/>
        <style:text-properties style:font-name="Wingdings"/>
      </text:list-level-style-bullet>
      <text:list-level-style-bullet text:level="5" text:style-name="WW8Num26z2" style:num-suffix="." text:bullet-char="">
        <style:list-level-properties text:space-before="2.25in" text:min-label-width="0.25in"/>
        <style:text-properties style:font-name="Wingdings"/>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2" style:num-suffix="." text:bullet-char="">
        <style:list-level-properties text:space-before="3.25in" text:min-label-width="0.25in"/>
        <style:text-properties style:font-name="Wingdings"/>
      </text:list-level-style-bullet>
      <text:list-level-style-bullet text:level="8" text:style-name="WW8Num26z2" style:num-suffix="." text:bullet-char="">
        <style:list-level-properties text:space-before="3.75in" text:min-label-width="0.25in"/>
        <style:text-properties style:font-name="Wingdings"/>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number text:level="1" style:num-suffix="." style:num-format="1" text:start-value="2">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8" text:consecutive-numbering="true">
      <text:list-level-style-number text:level="1" style:num-suffix="." style:num-format="1" text:start-value="3">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2" style:num-suffix="." text:bullet-char="">
        <style:list-level-properties text:space-before="1.75in" text:min-label-width="0.25in"/>
        <style:text-properties style:font-name="Wingdings"/>
      </text:list-level-style-bullet>
      <text:list-level-style-bullet text:level="5" text:style-name="WW8Num29z2" style:num-suffix="." text:bullet-char="">
        <style:list-level-properties text:space-before="2.25in" text:min-label-width="0.25in"/>
        <style:text-properties style:font-name="Wingdings"/>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2" style:num-suffix="." text:bullet-char="">
        <style:list-level-properties text:space-before="3.25in" text:min-label-width="0.25in"/>
        <style:text-properties style:font-name="Wingdings"/>
      </text:list-level-style-bullet>
      <text:list-level-style-bullet text:level="8" text:style-name="WW8Num29z2" style:num-suffix="." text:bullet-char="">
        <style:list-level-properties text:space-before="3.75in" text:min-label-width="0.25in"/>
        <style:text-properties style:font-name="Wingdings"/>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number text:level="1" style:num-suffix="." style:num-format="1" text:start-value="2">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31" text:consecutive-numbering="true">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a" style:num-letter-sync="true">
        <style:list-level-properties text:space-before="1.25in" text:min-label-width="0.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a" style:num-letter-sync="true">
        <style:list-level-properties text:space-before="2.75in" text:min-label-width="0.25in"/>
      </text:list-level-style-number>
      <text:list-level-style-number text:level="7" style:num-suffix="." style:num-format="a" style:num-letter-sync="true">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a" style:num-letter-sync="true">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32">
      <text:list-level-style-bullet text:level="1" text:style-name="WW8Num32z0" style:num-suffix="." text:bullet-char="">
        <style:list-level-properties text:space-before="0.25in" text:min-label-width="0.25in"/>
        <style:text-properties style:font-name="Symbol"/>
      </text:list-level-style-bullet>
      <text:list-level-style-bullet text:level="2" text:style-name="WW8Num32z1" style:num-suffix="." text:bullet-char="o">
        <style:list-level-properties text:space-before="0.75in" text:min-label-width="0.25in"/>
        <style:text-properties style:font-name="Courier New1"/>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2" style:num-suffix="." text:bullet-char="">
        <style:list-level-properties text:space-before="1.75in" text:min-label-width="0.25in"/>
        <style:text-properties style:font-name="Wingdings"/>
      </text:list-level-style-bullet>
      <text:list-level-style-bullet text:level="5" text:style-name="WW8Num32z2" style:num-suffix="." text:bullet-char="">
        <style:list-level-properties text:space-before="2.25in" text:min-label-width="0.25in"/>
        <style:text-properties style:font-name="Wingdings"/>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2" style:num-suffix="." text:bullet-char="">
        <style:list-level-properties text:space-before="3.25in" text:min-label-width="0.25in"/>
        <style:text-properties style:font-name="Wingdings"/>
      </text:list-level-style-bullet>
      <text:list-level-style-bullet text:level="8" text:style-name="WW8Num32z2" style:num-suffix="." text:bullet-char="">
        <style:list-level-properties text:space-before="3.75in" text:min-label-width="0.25in"/>
        <style:text-properties style:font-name="Wingdings"/>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1"/>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2" style:num-suffix="." text:bullet-char="">
        <style:list-level-properties text:space-before="1.75in" text:min-label-width="0.25in"/>
        <style:text-properties style:font-name="Wingdings"/>
      </text:list-level-style-bullet>
      <text:list-level-style-bullet text:level="5" text:style-name="WW8Num33z2" style:num-suffix="." text:bullet-char="">
        <style:list-level-properties text:space-before="2.25in" text:min-label-width="0.25in"/>
        <style:text-properties style:font-name="Wingdings"/>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2" style:num-suffix="." text:bullet-char="">
        <style:list-level-properties text:space-before="3.25in" text:min-label-width="0.25in"/>
        <style:text-properties style:font-name="Wingdings"/>
      </text:list-level-style-bullet>
      <text:list-level-style-bullet text:level="8" text:style-name="WW8Num33z2" style:num-suffix="." text:bullet-char="">
        <style:list-level-properties text:space-before="3.75in" text:min-label-width="0.25in"/>
        <style:text-properties style:font-name="Wingdings"/>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number text:level="1" style:num-suffix="." style:num-format="1" text:start-value="5">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number text:level="1" style:num-suffix="." style:num-format="1" text:start-value="4">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1"/>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2" style:num-suffix="." text:bullet-char="">
        <style:list-level-properties text:space-before="1.75in" text:min-label-width="0.25in"/>
        <style:text-properties style:font-name="Wingdings"/>
      </text:list-level-style-bullet>
      <text:list-level-style-bullet text:level="5" text:style-name="WW8Num36z2" style:num-suffix="." text:bullet-char="">
        <style:list-level-properties text:space-before="2.25in" text:min-label-width="0.25in"/>
        <style:text-properties style:font-name="Wingdings"/>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2" style:num-suffix="." text:bullet-char="">
        <style:list-level-properties text:space-before="3.25in" text:min-label-width="0.25in"/>
        <style:text-properties style:font-name="Wingdings"/>
      </text:list-level-style-bullet>
      <text:list-level-style-bullet text:level="8" text:style-name="WW8Num36z2" style:num-suffix="." text:bullet-char="">
        <style:list-level-properties text:space-before="3.75in" text:min-label-width="0.25in"/>
        <style:text-properties style:font-name="Wingdings"/>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number text:level="1" style:num-suffix="." style:num-format="1" text:start-value="2">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text:start-value="5">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space-before="0.25in" text:min-label-width="0.25in"/>
        <style:text-properties style:font-name="Symbol"/>
      </text:list-level-style-bullet>
      <text:list-level-style-bullet text:level="2" text:style-name="WW8Num39z1" style:num-suffix="." text:bullet-char="o">
        <style:list-level-properties text:space-before="0.75in" text:min-label-width="0.25in"/>
        <style:text-properties style:font-name="Courier New1"/>
      </text:list-level-style-bullet>
      <text:list-level-style-bullet text:level="3" text:style-name="WW8Num39z2" style:num-suffix="." text:bullet-char="">
        <style:list-level-properties text:space-before="1.25in" text:min-label-width="0.25in"/>
        <style:text-properties style:font-name="Wingdings"/>
      </text:list-level-style-bullet>
      <text:list-level-style-bullet text:level="4" text:style-name="WW8Num39z2" style:num-suffix="." text:bullet-char="">
        <style:list-level-properties text:space-before="1.75in" text:min-label-width="0.25in"/>
        <style:text-properties style:font-name="Wingdings"/>
      </text:list-level-style-bullet>
      <text:list-level-style-bullet text:level="5" text:style-name="WW8Num39z2" style:num-suffix="." text:bullet-char="">
        <style:list-level-properties text:space-before="2.25in" text:min-label-width="0.25in"/>
        <style:text-properties style:font-name="Wingdings"/>
      </text:list-level-style-bullet>
      <text:list-level-style-bullet text:level="6" text:style-name="WW8Num39z2" style:num-suffix="." text:bullet-char="">
        <style:list-level-properties text:space-before="2.75in" text:min-label-width="0.25in"/>
        <style:text-properties style:font-name="Wingdings"/>
      </text:list-level-style-bullet>
      <text:list-level-style-bullet text:level="7" text:style-name="WW8Num39z2" style:num-suffix="." text:bullet-char="">
        <style:list-level-properties text:space-before="3.25in" text:min-label-width="0.25in"/>
        <style:text-properties style:font-name="Wingdings"/>
      </text:list-level-style-bullet>
      <text:list-level-style-bullet text:level="8" text:style-name="WW8Num39z2" style:num-suffix="." text:bullet-char="">
        <style:list-level-properties text:space-before="3.75in" text:min-label-width="0.25in"/>
        <style:text-properties style:font-name="Wingdings"/>
      </text:list-level-style-bullet>
      <text:list-level-style-bullet text:level="9" text:style-name="WW8Num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0" text:consecutive-numbering="true">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2" style:num-suffix="." text:bullet-char="">
        <style:list-level-properties text:space-before="1.75in" text:min-label-width="0.25in"/>
        <style:text-properties style:font-name="Wingdings"/>
      </text:list-level-style-bullet>
      <text:list-level-style-bullet text:level="5" text:style-name="WW8Num40z2" style:num-suffix="." text:bullet-char="">
        <style:list-level-properties text:space-before="2.25in" text:min-label-width="0.25in"/>
        <style:text-properties style:font-name="Wingdings"/>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2" style:num-suffix="." text:bullet-char="">
        <style:list-level-properties text:space-before="3.25in" text:min-label-width="0.25in"/>
        <style:text-properties style:font-name="Wingdings"/>
      </text:list-level-style-bullet>
      <text:list-level-style-bullet text:level="8" text:style-name="WW8Num40z2" style:num-suffix="." text:bullet-char="">
        <style:list-level-properties text:space-before="3.75in" text:min-label-width="0.25in"/>
        <style:text-properties style:font-name="Wingdings"/>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Chapter 8</dc:title>
    <meta:initial-creator>Francis Marchese</meta:initial-creator>
    <meta:creation-date>2007-01-07T13:21:00</meta:creation-date>
    <dc:date>2007-01-08T09:12:28</dc:date>
    <dc:language>en-US</dc:language>
    <meta:editing-cycles>12</meta:editing-cycles>
    <meta:editing-duration>PT6H25M10S</meta:editing-duration>
    <meta:user-defined meta:name="Info 1"/>
    <meta:user-defined meta:name="Info 2"/>
    <meta:user-defined meta:name="Info 3"/>
    <meta:user-defined meta:name="Info 4"/>
    <meta:document-statistic meta:table-count="2" meta:image-count="15" meta:object-count="0" meta:page-count="1" meta:paragraph-count="366" meta:word-count="3882" meta:character-count="24381"/>
  </office:meta>
</office:document-meta>
</file>